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table:style-name="ce19"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table:style-name="ce19"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table:style-name="ce19"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table:style-name="ce19"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table:style-name="ce19"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table:style-name="ce19"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table:style-name="ce19"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table:style-name="ce19"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table:style-name="ce19"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table:style-name="ce19"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table:style-name="ce19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88527" calcext:value-type="float">
            <text:p>0.3885</text:p>
          </table:table-cell>
          <table:table-cell table:style-name="ce26" office:value-type="float" office:value="0.364528" calcext:value-type="float">
            <text:p>0.3645</text:p>
          </table:table-cell>
          <table:table-cell table:style-name="ce26" office:value-type="float" office:value="0.454307" calcext:value-type="float">
            <text:p>0.4543</text:p>
          </table:table-cell>
          <table:table-cell table:style-name="ce26" office:value-type="float" office:value="0.353325" calcext:value-type="float">
            <text:p>0.3533</text:p>
          </table:table-cell>
          <table:table-cell table:style-name="ce26" office:value-type="float" office:value="0.351949" calcext:value-type="float">
            <text:p>0.3519</text:p>
          </table:table-cell>
          <table:table-cell table:style-name="ce26" office:value-type="float" office:value="0.359726" calcext:value-type="float">
            <text:p>0.3597</text:p>
          </table:table-cell>
          <table:table-cell table:style-name="ce26" office:value-type="float" office:value="0.43398" calcext:value-type="float">
            <text:p>0.4340</text:p>
          </table:table-cell>
          <table:table-cell table:style-name="ce26" office:value-type="float" office:value="0.396653" calcext:value-type="float">
            <text:p>0.3967</text:p>
          </table:table-cell>
          <table:table-cell table:style-name="ce26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89423" calcext:value-type="float">
            <text:p>0.3894</text:p>
          </table:table-cell>
          <table:table-cell table:style-name="ce26" office:value-type="float" office:value="0.365667" calcext:value-type="float">
            <text:p>0.3657</text:p>
          </table:table-cell>
          <table:table-cell table:style-name="ce26" office:value-type="float" office:value="0.466901" calcext:value-type="float">
            <text:p>0.4669</text:p>
          </table:table-cell>
          <table:table-cell table:style-name="ce26" office:value-type="float" office:value="0.349096" calcext:value-type="float">
            <text:p>0.3491</text:p>
          </table:table-cell>
          <table:table-cell table:style-name="ce26" office:value-type="float" office:value="0.342379" calcext:value-type="float">
            <text:p>0.3424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26" office:value-type="float" office:value="0.443938" calcext:value-type="float">
            <text:p>0.4439</text:p>
          </table:table-cell>
          <table:table-cell table:style-name="ce26" office:value-type="float" office:value="0.416319" calcext:value-type="float">
            <text:p>0.4163</text:p>
          </table:table-cell>
          <table:table-cell table:style-name="ce26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88798" calcext:value-type="float">
            <text:p>0.3888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26" office:value-type="float" office:value="0.458928" calcext:value-type="float">
            <text:p>0.4589</text:p>
          </table:table-cell>
          <table:table-cell table:style-name="ce26" office:value-type="float" office:value="0.357693" calcext:value-type="float">
            <text:p>0.3577</text:p>
          </table:table-cell>
          <table:table-cell table:style-name="ce26" office:value-type="float" office:value="0.350217" calcext:value-type="float">
            <text:p>0.3502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26" office:value-type="float" office:value="0.42213" calcext:value-type="float">
            <text:p>0.4221</text:p>
          </table:table-cell>
          <table:table-cell table:style-name="ce26" office:value-type="float" office:value="0.395266" calcext:value-type="float">
            <text:p>0.3953</text:p>
          </table:table-cell>
          <table:table-cell table:style-name="ce26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3967" calcext:value-type="float">
            <text:p>0.3940</text:p>
          </table:table-cell>
          <table:table-cell table:style-name="ce26" office:value-type="float" office:value="0.367632" calcext:value-type="float">
            <text:p>0.3676</text:p>
          </table:table-cell>
          <table:table-cell table:style-name="ce26" office:value-type="float" office:value="0.491583" calcext:value-type="float">
            <text:p>0.4916</text:p>
          </table:table-cell>
          <table:table-cell table:style-name="ce26" office:value-type="float" office:value="0.356835" calcext:value-type="float">
            <text:p>0.3568</text:p>
          </table:table-cell>
          <table:table-cell table:style-name="ce26" office:value-type="float" office:value="0.349365" calcext:value-type="float">
            <text:p>0.349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26" office:value-type="float" office:value="0.434447" calcext:value-type="float">
            <text:p>0.4344</text:p>
          </table:table-cell>
          <table:table-cell table:style-name="ce26" office:value-type="float" office:value="0.398359" calcext:value-type="float">
            <text:p>0.3984</text:p>
          </table:table-cell>
          <table:table-cell table:style-name="ce26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395781" calcext:value-type="float">
            <text:p>0.3958</text:p>
          </table:table-cell>
          <table:table-cell table:style-name="ce26" office:value-type="float" office:value="0.377952" calcext:value-type="float">
            <text:p>0.3780</text:p>
          </table:table-cell>
          <table:table-cell table:style-name="ce26" office:value-type="float" office:value="0.483735" calcext:value-type="float">
            <text:p>0.4837</text:p>
          </table:table-cell>
          <table:table-cell table:style-name="ce26" office:value-type="float" office:value="0.363997" calcext:value-type="float">
            <text:p>0.3640</text:p>
          </table:table-cell>
          <table:table-cell table:style-name="ce26" office:value-type="float" office:value="0.356632" calcext:value-type="float">
            <text:p>0.3566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26" office:value-type="float" office:value="0.435325" calcext:value-type="float">
            <text:p>0.4353</text:p>
          </table:table-cell>
          <table:table-cell table:style-name="ce26" office:value-type="float" office:value="0.397818" calcext:value-type="float">
            <text:p>0.3978</text:p>
          </table:table-cell>
          <table:table-cell table:style-name="ce26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04567" calcext:value-type="float">
            <text:p>0.4046</text:p>
          </table:table-cell>
          <table:table-cell table:style-name="ce26" office:value-type="float" office:value="0.375922" calcext:value-type="float">
            <text:p>0.3759</text:p>
          </table:table-cell>
          <table:table-cell table:style-name="ce26" office:value-type="float" office:value="0.493779" calcext:value-type="float">
            <text:p>0.4938</text:p>
          </table:table-cell>
          <table:table-cell table:style-name="ce26" office:value-type="float" office:value="0.363567" calcext:value-type="float">
            <text:p>0.3636</text:p>
          </table:table-cell>
          <table:table-cell table:style-name="ce26" office:value-type="float" office:value="0.355935" calcext:value-type="float">
            <text:p>0.3559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26" office:value-type="float" office:value="0.458808" calcext:value-type="float">
            <text:p>0.4588</text:p>
          </table:table-cell>
          <table:table-cell table:style-name="ce26" office:value-type="float" office:value="0.41763" calcext:value-type="float">
            <text:p>0.4176</text:p>
          </table:table-cell>
          <table:table-cell table:style-name="ce26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table:style-name="ce19"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table:style-name="ce19"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table:style-name="ce19"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table:style-name="ce19"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table:style-name="ce19"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table:style-name="ce19"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table:style-name="ce19"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table:style-name="ce19"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table:style-name="ce19"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table:style-name="ce19"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table:style-name="ce19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table:style-name="ce19"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table:style-name="ce19"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table:style-name="ce19"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table:style-name="ce19"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table:style-name="ce19"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table:style-name="ce19"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table:style-name="ce19"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table:style-name="ce19"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table:style-name="ce19"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table:style-name="ce19"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table:style-name="ce19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table:style-name="ce19"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table:style-name="ce19"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table:style-name="ce19"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table:style-name="ce19"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table:style-name="ce19"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table:style-name="ce19"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table:style-name="ce19"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table:style-name="ce19"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table:style-name="ce19"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table:style-name="ce19"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table:style-name="ce19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table:style-name="ce19"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table:style-name="ce19"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table:style-name="ce19"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table:style-name="ce19"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table:style-name="ce19"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table:style-name="ce19"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table:style-name="ce19"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table:style-name="ce19"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table:style-name="ce19"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table:style-name="ce19"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table:style-name="ce19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table:style-name="ce19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table:style-name="ce19"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table:style-name="ce19"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table:style-name="ce19"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table:style-name="ce19"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table:style-name="ce19"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table:style-name="ce19"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table:style-name="ce19"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table:style-name="ce19"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table:style-name="ce19"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table:style-name="ce19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9"/>
        <table:table-column table:style-name="co2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3"/>
          <table:table-cell table:style-name="ce26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2"/>
          <table:table-cell table:style-name="ce26"/>
          <table:table-cell table:style-name="ce19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/>
          <table:table-cell table:style-name="ce26"/>
          <table:table-cell table:style-name="ce19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26"/>
          <table:table-cell table:style-name="ce19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26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9"/>
        <table:table-column table:style-name="co10" table:default-cell-style-name="ce19"/>
        <table:table-column table:style-name="co30" table:default-cell-style-name="ce19"/>
        <table:table-column table:style-name="co11" table:number-columns-repeated="2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ce19"/>
        <table:table-column table:style-name="co27" table:default-cell-style-name="ce19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80000" calcext:value-type="float">
            <text:p>8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total MB</text:p>
          </table:table-cell>
          <table:table-cell table:style-name="ce18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8.3927911958" calcext:value-type="float">
            <text:p>3838.39</text:p>
          </table:table-cell>
          <table:table-cell table:style-name="ce21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182]/[.FI187]" office:value-type="string" office:string-value="" calcext:value-type="error">
            <text:p>#DIV/0!</text:p>
          </table:table-cell>
          <table:table-cell table:style-name="ce25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5.4525244252" calcext:value-type="float">
            <text:p>7605.45</text:p>
          </table:table-cell>
          <table:table-cell table:style-name="ce21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182]/[.FI188]" office:value-type="string" office:string-value="" calcext:value-type="error">
            <text:p>#DIV/0!</text:p>
          </table:table-cell>
          <table:table-cell table:style-name="ce25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1.0037718195" calcext:value-type="float">
            <text:p>11671.00</text:p>
          </table:table-cell>
          <table:table-cell table:style-name="ce21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182]/[.FI189]" office:value-type="string" office:string-value="" calcext:value-type="error">
            <text:p>#DIV/0!</text:p>
          </table:table-cell>
          <table:table-cell table:style-name="ce25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3.8556038556" calcext:value-type="float">
            <text:p>15603.86</text:p>
          </table:table-cell>
          <table:table-cell table:style-name="ce21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182]/[.FI190]" office:value-type="string" office:string-value="" calcext:value-type="error">
            <text:p>#DIV/0!</text:p>
          </table:table-cell>
          <table:table-cell table:style-name="ce25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4.3827662292" calcext:value-type="float">
            <text:p>19664.38</text:p>
          </table:table-cell>
          <table:table-cell table:style-name="ce21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182]/[.FI191]" office:value-type="string" office:string-value="" calcext:value-type="error">
            <text:p>#DIV/0!</text:p>
          </table:table-cell>
          <table:table-cell table:style-name="ce25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3.9939792167" calcext:value-type="float">
            <text:p>23663.99</text:p>
          </table:table-cell>
          <table:table-cell table:style-name="ce21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182]/[.FI192]" office:value-type="string" office:string-value="" calcext:value-type="error">
            <text:p>#DIV/0!</text:p>
          </table:table-cell>
          <table:table-cell table:style-name="ce25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 table:number-columns-repeated="3"/>
          <table:table-cell table:style-name="ce19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9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9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9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9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9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9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9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9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9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9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9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9" office:value-type="float" office:value="3.603744" calcext:value-type="float">
            <text:p>3.6037</text:p>
          </table:table-cell>
          <table:table-cell table:style-name="ce19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9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9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9" office:value-type="float" office:value="3.739011" calcext:value-type="float">
            <text:p>3.7390</text:p>
          </table:table-cell>
          <table:table-cell table:style-name="ce19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9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9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9" office:value-type="float" office:value="3.755125" calcext:value-type="float">
            <text:p>3.7551</text:p>
          </table:table-cell>
          <table:table-cell table:style-name="ce19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9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9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9" office:value-type="float" office:value="3.541623" calcext:value-type="float">
            <text:p>3.5416</text:p>
          </table:table-cell>
          <table:table-cell table:style-name="ce19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9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9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9" office:value-type="float" office:value="3.641868" calcext:value-type="float">
            <text:p>3.6419</text:p>
          </table:table-cell>
          <table:table-cell table:style-name="ce19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26" office:value-type="float" office:value="3.691139" calcext:value-type="float">
            <text:p>3.6911</text:p>
          </table:table-cell>
          <table:table-cell table:style-name="ce26" office:value-type="float" office:value="3.694046" calcext:value-type="float">
            <text:p>3.6940</text:p>
          </table:table-cell>
          <table:table-cell table:style-name="ce26" office:value-type="float" office:value="3.733073" calcext:value-type="float">
            <text:p>3.7331</text:p>
          </table:table-cell>
          <table:table-cell table:style-name="ce26" office:value-type="float" office:value="3.655986" calcext:value-type="float">
            <text:p>3.6560</text:p>
          </table:table-cell>
          <table:table-cell table:style-name="ce26" office:value-type="float" office:value="3.759408" calcext:value-type="float">
            <text:p>3.7594</text:p>
          </table:table-cell>
          <table:table-cell table:style-name="ce26" office:value-type="float" office:value="3.692849" calcext:value-type="float">
            <text:p>3.6928</text:p>
          </table:table-cell>
          <table:table-cell table:style-name="ce26" office:value-type="float" office:value="3.764323" calcext:value-type="float">
            <text:p>3.7643</text:p>
          </table:table-cell>
          <table:table-cell table:style-name="ce26" office:value-type="float" office:value="3.692387" calcext:value-type="float">
            <text:p>3.6924</text:p>
          </table:table-cell>
          <table:table-cell table:style-name="ce26" office:value-type="float" office:value="3.814209" calcext:value-type="float">
            <text:p>3.8142</text:p>
          </table:table-cell>
          <table:table-cell table:style-name="ce26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26" office:value-type="float" office:value="3.682516" calcext:value-type="float">
            <text:p>3.6825</text:p>
          </table:table-cell>
          <table:table-cell table:style-name="ce26" office:value-type="float" office:value="3.760469" calcext:value-type="float">
            <text:p>3.7605</text:p>
          </table:table-cell>
          <table:table-cell table:style-name="ce26" office:value-type="float" office:value="3.713112" calcext:value-type="float">
            <text:p>3.7131</text:p>
          </table:table-cell>
          <table:table-cell table:style-name="ce19" office:value-type="float" office:value="3.751688" calcext:value-type="float">
            <text:p>3.7517</text:p>
          </table:table-cell>
          <table:table-cell table:style-name="ce19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26" office:value-type="float" office:value="3.751661" calcext:value-type="float">
            <text:p>3.7517</text:p>
          </table:table-cell>
          <table:table-cell table:style-name="ce26" office:value-type="float" office:value="3.770063" calcext:value-type="float">
            <text:p>3.7701</text:p>
          </table:table-cell>
          <table:table-cell table:style-name="ce26" office:value-type="float" office:value="3.814949" calcext:value-type="float">
            <text:p>3.8149</text:p>
          </table:table-cell>
          <table:table-cell table:style-name="ce26" office:value-type="float" office:value="3.842076" calcext:value-type="float">
            <text:p>3.8421</text:p>
          </table:table-cell>
          <table:table-cell table:style-name="ce26" office:value-type="float" office:value="3.734064" calcext:value-type="float">
            <text:p>3.7341</text:p>
          </table:table-cell>
          <table:table-cell table:style-name="ce26" office:value-type="float" office:value="3.785045" calcext:value-type="float">
            <text:p>3.7850</text:p>
          </table:table-cell>
          <table:table-cell table:style-name="ce26" office:value-type="float" office:value="3.756871" calcext:value-type="float">
            <text:p>3.7569</text:p>
          </table:table-cell>
          <table:table-cell table:style-name="ce26" office:value-type="float" office:value="3.796555" calcext:value-type="float">
            <text:p>3.7966</text:p>
          </table:table-cell>
          <table:table-cell table:style-name="ce26" office:value-type="float" office:value="3.885837" calcext:value-type="float">
            <text:p>3.8858</text:p>
          </table:table-cell>
          <table:table-cell table:style-name="ce26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26" office:value-type="float" office:value="3.780432" calcext:value-type="float">
            <text:p>3.7804</text:p>
          </table:table-cell>
          <table:table-cell table:style-name="ce26" office:value-type="float" office:value="3.725313" calcext:value-type="float">
            <text:p>3.7253</text:p>
          </table:table-cell>
          <table:table-cell table:style-name="ce26" office:value-type="float" office:value="3.783982" calcext:value-type="float">
            <text:p>3.7840</text:p>
          </table:table-cell>
          <table:table-cell table:style-name="ce19" office:value-type="float" office:value="3.759446" calcext:value-type="float">
            <text:p>3.7594</text:p>
          </table:table-cell>
          <table:table-cell table:style-name="ce19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26" office:value-type="float" office:value="3.72281" calcext:value-type="float">
            <text:p>3.7228</text:p>
          </table:table-cell>
          <table:table-cell table:style-name="ce26" office:value-type="float" office:value="3.796486" calcext:value-type="float">
            <text:p>3.7965</text:p>
          </table:table-cell>
          <table:table-cell table:style-name="ce26" office:value-type="float" office:value="3.638683" calcext:value-type="float">
            <text:p>3.6387</text:p>
          </table:table-cell>
          <table:table-cell table:style-name="ce26" office:value-type="float" office:value="3.750815" calcext:value-type="float">
            <text:p>3.7508</text:p>
          </table:table-cell>
          <table:table-cell table:style-name="ce26" office:value-type="float" office:value="3.748678" calcext:value-type="float">
            <text:p>3.7487</text:p>
          </table:table-cell>
          <table:table-cell table:style-name="ce26" office:value-type="float" office:value="3.727983" calcext:value-type="float">
            <text:p>3.7280</text:p>
          </table:table-cell>
          <table:table-cell table:style-name="ce26" office:value-type="float" office:value="3.775357" calcext:value-type="float">
            <text:p>3.7754</text:p>
          </table:table-cell>
          <table:table-cell table:style-name="ce26" office:value-type="float" office:value="3.771941" calcext:value-type="float">
            <text:p>3.7719</text:p>
          </table:table-cell>
          <table:table-cell table:style-name="ce26" office:value-type="float" office:value="3.747192" calcext:value-type="float">
            <text:p>3.7472</text:p>
          </table:table-cell>
          <table:table-cell table:style-name="ce26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26" office:value-type="float" office:value="3.542489" calcext:value-type="float">
            <text:p>3.5425</text:p>
          </table:table-cell>
          <table:table-cell table:style-name="ce26" office:value-type="float" office:value="3.748476" calcext:value-type="float">
            <text:p>3.7485</text:p>
          </table:table-cell>
          <table:table-cell table:style-name="ce26" office:value-type="float" office:value="3.730108" calcext:value-type="float">
            <text:p>3.7301</text:p>
          </table:table-cell>
          <table:table-cell table:style-name="ce19" office:value-type="float" office:value="3.645287" calcext:value-type="float">
            <text:p>3.6453</text:p>
          </table:table-cell>
          <table:table-cell table:style-name="ce19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26" office:value-type="float" office:value="3.623184" calcext:value-type="float">
            <text:p>3.6232</text:p>
          </table:table-cell>
          <table:table-cell table:style-name="ce26" office:value-type="float" office:value="3.57921" calcext:value-type="float">
            <text:p>3.5792</text:p>
          </table:table-cell>
          <table:table-cell table:style-name="ce26" office:value-type="float" office:value="3.632758" calcext:value-type="float">
            <text:p>3.6328</text:p>
          </table:table-cell>
          <table:table-cell table:style-name="ce26" office:value-type="float" office:value="3.599641" calcext:value-type="float">
            <text:p>3.5996</text:p>
          </table:table-cell>
          <table:table-cell table:style-name="ce26" office:value-type="float" office:value="3.662576" calcext:value-type="float">
            <text:p>3.6626</text:p>
          </table:table-cell>
          <table:table-cell table:style-name="ce26" office:value-type="float" office:value="3.556838" calcext:value-type="float">
            <text:p>3.5568</text:p>
          </table:table-cell>
          <table:table-cell table:style-name="ce26" office:value-type="float" office:value="3.618695" calcext:value-type="float">
            <text:p>3.6187</text:p>
          </table:table-cell>
          <table:table-cell table:style-name="ce26" office:value-type="float" office:value="3.552364" calcext:value-type="float">
            <text:p>3.5524</text:p>
          </table:table-cell>
          <table:table-cell table:style-name="ce26" office:value-type="float" office:value="3.589097" calcext:value-type="float">
            <text:p>3.5891</text:p>
          </table:table-cell>
          <table:table-cell table:style-name="ce26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26" office:value-type="float" office:value="3.550386" calcext:value-type="float">
            <text:p>3.5504</text:p>
          </table:table-cell>
          <table:table-cell table:style-name="ce26" office:value-type="float" office:value="3.623769" calcext:value-type="float">
            <text:p>3.6238</text:p>
          </table:table-cell>
          <table:table-cell table:style-name="ce26" office:value-type="float" office:value="3.614426" calcext:value-type="float">
            <text:p>3.6144</text:p>
          </table:table-cell>
          <table:table-cell table:style-name="ce19" office:value-type="float" office:value="3.595692" calcext:value-type="float">
            <text:p>3.5957</text:p>
          </table:table-cell>
          <table:table-cell table:style-name="ce19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26" office:value-type="float" office:value="3.642389" calcext:value-type="float">
            <text:p>3.6424</text:p>
          </table:table-cell>
          <table:table-cell table:style-name="ce26" office:value-type="float" office:value="3.649371" calcext:value-type="float">
            <text:p>3.6494</text:p>
          </table:table-cell>
          <table:table-cell table:style-name="ce26" office:value-type="float" office:value="3.641654" calcext:value-type="float">
            <text:p>3.6417</text:p>
          </table:table-cell>
          <table:table-cell table:style-name="ce26" office:value-type="float" office:value="3.656309" calcext:value-type="float">
            <text:p>3.6563</text:p>
          </table:table-cell>
          <table:table-cell table:style-name="ce26" office:value-type="float" office:value="3.63016" calcext:value-type="float">
            <text:p>3.6302</text:p>
          </table:table-cell>
          <table:table-cell table:style-name="ce26" office:value-type="float" office:value="3.606971" calcext:value-type="float">
            <text:p>3.6070</text:p>
          </table:table-cell>
          <table:table-cell table:style-name="ce26" office:value-type="float" office:value="3.744499" calcext:value-type="float">
            <text:p>3.7445</text:p>
          </table:table-cell>
          <table:table-cell table:style-name="ce26" office:value-type="float" office:value="3.757929" calcext:value-type="float">
            <text:p>3.7579</text:p>
          </table:table-cell>
          <table:table-cell table:style-name="ce26" office:value-type="float" office:value="3.689094" calcext:value-type="float">
            <text:p>3.6891</text:p>
          </table:table-cell>
          <table:table-cell table:style-name="ce26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26" office:value-type="float" office:value="3.587665" calcext:value-type="float">
            <text:p>3.5877</text:p>
          </table:table-cell>
          <table:table-cell table:style-name="ce26" office:value-type="float" office:value="3.692066" calcext:value-type="float">
            <text:p>3.6921</text:p>
          </table:table-cell>
          <table:table-cell table:style-name="ce26" office:value-type="float" office:value="3.554494" calcext:value-type="float">
            <text:p>3.5545</text:p>
          </table:table-cell>
          <table:table-cell table:style-name="ce19" office:value-type="float" office:value="3.676651" calcext:value-type="float">
            <text:p>3.6767</text:p>
          </table:table-cell>
          <table:table-cell table:style-name="ce19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9" office:value-type="float" office:value="3.713996" calcext:value-type="float">
            <text:p>3.7140</text:p>
          </table:table-cell>
          <table:table-cell table:style-name="ce26" office:value-type="float" office:value="3.690796" calcext:value-type="float">
            <text:p>3.6908</text:p>
          </table:table-cell>
          <table:table-cell table:style-name="ce26" office:value-type="float" office:value="3.68545" calcext:value-type="float">
            <text:p>3.6855</text:p>
          </table:table-cell>
          <table:table-cell table:style-name="ce26" office:value-type="float" office:value="3.721727" calcext:value-type="float">
            <text:p>3.7217</text:p>
          </table:table-cell>
          <table:table-cell table:style-name="ce26" office:value-type="float" office:value="3.740639" calcext:value-type="float">
            <text:p>3.7406</text:p>
          </table:table-cell>
          <table:table-cell table:style-name="ce26" office:value-type="float" office:value="3.735849" calcext:value-type="float">
            <text:p>3.7358</text:p>
          </table:table-cell>
          <table:table-cell table:style-name="ce26" office:value-type="float" office:value="4.21324" calcext:value-type="float">
            <text:p>4.2132</text:p>
          </table:table-cell>
          <table:table-cell table:style-name="ce26" office:value-type="float" office:value="3.723411" calcext:value-type="float">
            <text:p>3.7234</text:p>
          </table:table-cell>
          <table:table-cell table:style-name="ce26" office:value-type="float" office:value="3.705198" calcext:value-type="float">
            <text:p>3.7052</text:p>
          </table:table-cell>
          <table:table-cell table:style-name="ce26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26" office:value-type="float" office:value="3.686979" calcext:value-type="float">
            <text:p>3.6870</text:p>
          </table:table-cell>
          <table:table-cell table:style-name="ce26" office:value-type="float" office:value="3.707454" calcext:value-type="float">
            <text:p>3.7075</text:p>
          </table:table-cell>
          <table:table-cell table:style-name="ce26" office:value-type="float" office:value="3.677391" calcext:value-type="float">
            <text:p>3.6774</text:p>
          </table:table-cell>
          <table:table-cell table:style-name="ce19" office:value-type="float" office:value="5.835377" calcext:value-type="float">
            <text:p>5.8354</text:p>
          </table:table-cell>
          <table:table-cell table:style-name="ce19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9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9" office:value-type="float" office:value="6.241373" calcext:value-type="float">
            <text:p>6.2414</text:p>
          </table:table-cell>
          <table:table-cell table:style-name="ce26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9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9" office:value-type="float" office:value="6.300977" calcext:value-type="float">
            <text:p>6.3010</text:p>
          </table:table-cell>
          <table:table-cell table:style-name="ce26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9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9" office:value-type="float" office:value="6.711522" calcext:value-type="float">
            <text:p>6.7115</text:p>
          </table:table-cell>
          <table:table-cell table:style-name="ce26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9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9" office:value-type="float" office:value="5.301054" calcext:value-type="float">
            <text:p>5.3011</text:p>
          </table:table-cell>
          <table:table-cell table:style-name="ce26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9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9" office:value-type="float" office:value="5.250876" calcext:value-type="float">
            <text:p>5.2509</text:p>
          </table:table-cell>
          <table:table-cell table:style-name="ce26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9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9" office:value-type="float" office:value="3.810601" calcext:value-type="float">
            <text:p>3.8106</text:p>
          </table:table-cell>
          <table:table-cell table:style-name="ce26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9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9" office:value-type="float" office:value="5.844669" calcext:value-type="float">
            <text:p>5.8447</text:p>
          </table:table-cell>
          <table:table-cell table:style-name="ce26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9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9" office:value-type="float" office:value="5.773093" calcext:value-type="float">
            <text:p>5.7731</text:p>
          </table:table-cell>
          <table:table-cell table:style-name="ce26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9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9" office:value-type="float" office:value="3.883656" calcext:value-type="float">
            <text:p>3.8837</text:p>
          </table:table-cell>
          <table:table-cell table:style-name="ce26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19"/>
          <table:table-cell table:style-name="ce26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26" office:value-type="float" office:value="6.715596" calcext:value-type="float">
            <text:p>6.7156</text:p>
          </table:table-cell>
          <table:table-cell table:style-name="ce26" office:value-type="float" office:value="5.301093" calcext:value-type="float">
            <text:p>5.3011</text:p>
          </table:table-cell>
          <table:table-cell table:style-name="ce26" office:value-type="float" office:value="5.250927" calcext:value-type="float">
            <text:p>5.2509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26" office:value-type="float" office:value="4.363279" calcext:value-type="float">
            <text:p>4.3633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26" office:value-type="float" office:value="4.270833" calcext:value-type="float">
            <text:p>4.2708</text:p>
          </table:table-cell>
          <table:table-cell table:style-name="ce26" office:value-type="float" office:value="3.806332" calcext:value-type="float">
            <text:p>3.8063</text:p>
          </table:table-cell>
          <table:table-cell table:style-name="ce26" office:value-type="float" office:value="3.789095" calcext:value-type="float">
            <text:p>3.7891</text:p>
          </table:table-cell>
          <table:table-cell table:style-name="ce26" office:value-type="float" office:value="3.805802" calcext:value-type="float">
            <text:p>3.8058</text:p>
          </table:table-cell>
          <table:table-cell table:style-name="ce26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26" office:value-type="float" office:value="3.793015" calcext:value-type="float">
            <text:p>3.7930</text:p>
          </table:table-cell>
          <table:table-cell table:style-name="ce26" office:value-type="float" office:value="3.786848" calcext:value-type="float">
            <text:p>3.7868</text:p>
          </table:table-cell>
          <table:table-cell table:style-name="ce26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26" office:value-type="float" office:value="6.554525" calcext:value-type="float">
            <text:p>6.5545</text:p>
          </table:table-cell>
          <table:table-cell table:style-name="ce19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26" office:value-type="float" office:value="5.710065" calcext:value-type="float">
            <text:p>5.7101</text:p>
          </table:table-cell>
          <table:table-cell table:style-name="ce19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26" office:value-type="float" office:value="5.941821" calcext:value-type="float">
            <text:p>5.9418</text:p>
          </table:table-cell>
          <table:table-cell table:style-name="ce19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9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26" office:value-type="float" office:value="6.189288" calcext:value-type="float">
            <text:p>6.1893</text:p>
          </table:table-cell>
          <table:table-cell table:style-name="ce19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9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26" office:value-type="float" office:value="6.046228" calcext:value-type="float">
            <text:p>6.0462</text:p>
          </table:table-cell>
          <table:table-cell table:style-name="ce19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9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26" office:value-type="float" office:value="5.221304" calcext:value-type="float">
            <text:p>5.2213</text:p>
          </table:table-cell>
          <table:table-cell table:style-name="ce19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9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26" office:value-type="float" office:value="5.086045" calcext:value-type="float">
            <text:p>5.0860</text:p>
          </table:table-cell>
          <table:table-cell table:style-name="ce19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9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26" office:value-type="float" office:value="7.105258" calcext:value-type="float">
            <text:p>7.1053</text:p>
          </table:table-cell>
          <table:table-cell table:style-name="ce19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9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26" office:value-type="float" office:value="5.856773" calcext:value-type="float">
            <text:p>5.8568</text:p>
          </table:table-cell>
          <table:table-cell table:style-name="ce19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26"/>
          <table:table-cell table:style-name="ce19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26" office:value-type="float" office:value="3.93364" calcext:value-type="float">
            <text:p>3.9336</text:p>
          </table:table-cell>
          <table:table-cell table:style-name="ce26" office:value-type="float" office:value="3.974393" calcext:value-type="float">
            <text:p>3.9744</text:p>
          </table:table-cell>
          <table:table-cell table:style-name="ce26" office:value-type="float" office:value="4.028574" calcext:value-type="float">
            <text:p>4.0286</text:p>
          </table:table-cell>
          <table:table-cell table:style-name="ce26" office:value-type="float" office:value="3.864574" calcext:value-type="float">
            <text:p>3.8646</text:p>
          </table:table-cell>
          <table:table-cell table:style-name="ce26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26" office:value-type="float" office:value="4.106501" calcext:value-type="float">
            <text:p>4.1065</text:p>
          </table:table-cell>
          <table:table-cell table:style-name="ce26" office:value-type="float" office:value="4.849077" calcext:value-type="float">
            <text:p>4.8491</text:p>
          </table:table-cell>
          <table:table-cell table:style-name="ce26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26" office:value-type="float" office:value="6.16359" calcext:value-type="float">
            <text:p>6.1636</text:p>
          </table:table-cell>
          <table:table-cell table:style-name="ce19" office:value-type="float" office:value="6.125381" calcext:value-type="float">
            <text:p>6.1254</text:p>
          </table:table-cell>
          <table:table-cell table:style-name="ce19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26" office:value-type="float" office:value="6.12306" calcext:value-type="float">
            <text:p>6.1231</text:p>
          </table:table-cell>
          <table:table-cell table:style-name="ce19" office:value-type="float" office:value="6.07798" calcext:value-type="float">
            <text:p>6.0780</text:p>
          </table:table-cell>
          <table:table-cell table:style-name="ce19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26" office:value-type="float" office:value="5.901566" calcext:value-type="float">
            <text:p>5.9016</text:p>
          </table:table-cell>
          <table:table-cell table:style-name="ce19" office:value-type="float" office:value="3.693831" calcext:value-type="float">
            <text:p>3.6938</text:p>
          </table:table-cell>
          <table:table-cell table:style-name="ce19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9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26" office:value-type="float" office:value="7.170154" calcext:value-type="float">
            <text:p>7.1702</text:p>
          </table:table-cell>
          <table:table-cell table:style-name="ce19" office:value-type="float" office:value="3.668413" calcext:value-type="float">
            <text:p>3.6684</text:p>
          </table:table-cell>
          <table:table-cell table:style-name="ce19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9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26" office:value-type="float" office:value="3.934195" calcext:value-type="float">
            <text:p>3.9342</text:p>
          </table:table-cell>
          <table:table-cell table:style-name="ce19" office:value-type="float" office:value="6.058582" calcext:value-type="float">
            <text:p>6.0586</text:p>
          </table:table-cell>
          <table:table-cell table:style-name="ce19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9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26" office:value-type="float" office:value="4.283515" calcext:value-type="float">
            <text:p>4.2835</text:p>
          </table:table-cell>
          <table:table-cell table:style-name="ce19" office:value-type="float" office:value="6.304297" calcext:value-type="float">
            <text:p>6.3043</text:p>
          </table:table-cell>
          <table:table-cell table:style-name="ce19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9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26" office:value-type="float" office:value="6.649862" calcext:value-type="float">
            <text:p>6.6499</text:p>
          </table:table-cell>
          <table:table-cell table:style-name="ce19" office:value-type="float" office:value="6.349979" calcext:value-type="float">
            <text:p>6.3500</text:p>
          </table:table-cell>
          <table:table-cell table:style-name="ce19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9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26" office:value-type="float" office:value="6.432688" calcext:value-type="float">
            <text:p>6.4327</text:p>
          </table:table-cell>
          <table:table-cell table:style-name="ce19" office:value-type="float" office:value="6.166354" calcext:value-type="float">
            <text:p>6.1664</text:p>
          </table:table-cell>
          <table:table-cell table:style-name="ce19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9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26" office:value-type="float" office:value="5.932307" calcext:value-type="float">
            <text:p>5.9323</text:p>
          </table:table-cell>
          <table:table-cell table:style-name="ce19" office:value-type="float" office:value="5.95752" calcext:value-type="float">
            <text:p>5.9575</text:p>
          </table:table-cell>
          <table:table-cell table:style-name="ce19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2"/>
          <table:table-cell table:style-name="ce26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9" office:value-type="float" office:value="4.01532" calcext:value-type="float">
            <text:p>4.0153</text:p>
          </table:table-cell>
          <table:table-cell table:style-name="ce26" office:value-type="float" office:value="4.015385" calcext:value-type="float">
            <text:p>4.0154</text:p>
          </table:table-cell>
          <table:table-cell table:style-name="ce26" office:value-type="float" office:value="4.026698" calcext:value-type="float">
            <text:p>4.0267</text:p>
          </table:table-cell>
          <table:table-cell table:style-name="ce26" office:value-type="float" office:value="4.423089" calcext:value-type="float">
            <text:p>4.4231</text:p>
          </table:table-cell>
          <table:table-cell table:style-name="ce26" office:value-type="float" office:value="4.181232" calcext:value-type="float">
            <text:p>4.1812</text:p>
          </table:table-cell>
          <table:table-cell table:style-name="ce26" office:value-type="float" office:value="4.059119" calcext:value-type="float">
            <text:p>4.0591</text:p>
          </table:table-cell>
          <table:table-cell table:style-name="ce26" office:value-type="float" office:value="4.023339" calcext:value-type="float">
            <text:p>4.0233</text:p>
          </table:table-cell>
          <table:table-cell table:style-name="ce26" office:value-type="float" office:value="4.022676" calcext:value-type="float">
            <text:p>4.0227</text:p>
          </table:table-cell>
          <table:table-cell table:style-name="ce26" office:value-type="float" office:value="4.097446" calcext:value-type="float">
            <text:p>4.0974</text:p>
          </table:table-cell>
          <table:table-cell table:style-name="ce26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26" office:value-type="float" office:value="5.197188" calcext:value-type="float">
            <text:p>5.1972</text:p>
          </table:table-cell>
          <table:table-cell table:style-name="ce26" office:value-type="float" office:value="4.194803" calcext:value-type="float">
            <text:p>4.1948</text:p>
          </table:table-cell>
          <table:table-cell table:style-name="ce26" office:value-type="float" office:value="3.970091" calcext:value-type="float">
            <text:p>3.9701</text:p>
          </table:table-cell>
          <table:table-cell table:style-name="ce19" office:value-type="float" office:value="4.16534" calcext:value-type="float">
            <text:p>4.1653</text:p>
          </table:table-cell>
          <table:table-cell table:style-name="ce19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9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26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9" office:value-type="float" office:value="6.337212" calcext:value-type="float">
            <text:p>6.3372</text:p>
          </table:table-cell>
          <table:table-cell table:style-name="ce19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9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26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9" office:value-type="float" office:value="3.755653" calcext:value-type="float">
            <text:p>3.7557</text:p>
          </table:table-cell>
          <table:table-cell table:style-name="ce19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9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26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9" office:value-type="float" office:value="3.789226" calcext:value-type="float">
            <text:p>3.7892</text:p>
          </table:table-cell>
          <table:table-cell table:style-name="ce19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9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26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9" office:value-type="float" office:value="6.05772" calcext:value-type="float">
            <text:p>6.0577</text:p>
          </table:table-cell>
          <table:table-cell table:style-name="ce19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9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26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9" office:value-type="float" office:value="6.260808" calcext:value-type="float">
            <text:p>6.2608</text:p>
          </table:table-cell>
          <table:table-cell table:style-name="ce19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9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26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9" office:value-type="float" office:value="5.502053" calcext:value-type="float">
            <text:p>5.5021</text:p>
          </table:table-cell>
          <table:table-cell table:style-name="ce19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9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26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9" office:value-type="float" office:value="3.753932" calcext:value-type="float">
            <text:p>3.7539</text:p>
          </table:table-cell>
          <table:table-cell table:style-name="ce19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9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26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9" office:value-type="float" office:value="6.060176" calcext:value-type="float">
            <text:p>6.0602</text:p>
          </table:table-cell>
          <table:table-cell table:style-name="ce19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9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26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9" office:value-type="float" office:value="6.286952" calcext:value-type="float">
            <text:p>6.2870</text:p>
          </table:table-cell>
          <table:table-cell table:style-name="ce19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1"/>
          <table:table-cell table:style-name="ce26"/>
          <table:table-cell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9" office:value-type="float" office:value="4.675718" calcext:value-type="float">
            <text:p>4.6757</text:p>
          </table:table-cell>
          <table:table-cell table:style-name="ce26" office:value-type="float" office:value="3.926295" calcext:value-type="float">
            <text:p>3.9263</text:p>
          </table:table-cell>
          <table:table-cell table:style-name="ce26" office:value-type="float" office:value="3.851309" calcext:value-type="float">
            <text:p>3.8513</text:p>
          </table:table-cell>
          <table:table-cell table:style-name="ce26" office:value-type="float" office:value="3.875912" calcext:value-type="float">
            <text:p>3.8759</text:p>
          </table:table-cell>
          <table:table-cell table:style-name="ce26" office:value-type="float" office:value="3.858972" calcext:value-type="float">
            <text:p>3.8590</text:p>
          </table:table-cell>
          <table:table-cell table:style-name="ce26" office:value-type="float" office:value="3.882685" calcext:value-type="float">
            <text:p>3.8827</text:p>
          </table:table-cell>
          <table:table-cell table:style-name="ce26" office:value-type="float" office:value="3.928942" calcext:value-type="float">
            <text:p>3.9289</text:p>
          </table:table-cell>
          <table:table-cell table:style-name="ce26" office:value-type="float" office:value="3.83248" calcext:value-type="float">
            <text:p>3.8325</text:p>
          </table:table-cell>
          <table:table-cell table:style-name="ce26" office:value-type="float" office:value="3.815224" calcext:value-type="float">
            <text:p>3.8152</text:p>
          </table:table-cell>
          <table:table-cell table:style-name="ce26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26" office:value-type="float" office:value="3.804675" calcext:value-type="float">
            <text:p>3.8047</text:p>
          </table:table-cell>
          <table:table-cell table:style-name="ce26" office:value-type="float" office:value="3.713756" calcext:value-type="float">
            <text:p>3.7138</text:p>
          </table:table-cell>
          <table:table-cell table:style-name="ce26" office:value-type="float" office:value="3.747234" calcext:value-type="float">
            <text:p>3.7472</text:p>
          </table:table-cell>
          <table:table-cell table:style-name="ce19" office:value-type="float" office:value="3.683172" calcext:value-type="float">
            <text:p>3.6832</text:p>
          </table:table-cell>
          <table:table-cell table:style-name="ce19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9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26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9" office:value-type="float" office:value="6.304925" calcext:value-type="float">
            <text:p>6.3049</text:p>
          </table:table-cell>
          <table:table-cell table:style-name="ce19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9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26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9" office:value-type="float" office:value="3.711051" calcext:value-type="float">
            <text:p>3.7111</text:p>
          </table:table-cell>
          <table:table-cell table:style-name="ce19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9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26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9" office:value-type="float" office:value="3.751909" calcext:value-type="float">
            <text:p>3.7519</text:p>
          </table:table-cell>
          <table:table-cell table:style-name="ce19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9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26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9" office:value-type="float" office:value="6.14333" calcext:value-type="float">
            <text:p>6.1433</text:p>
          </table:table-cell>
          <table:table-cell table:style-name="ce19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9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26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9" office:value-type="float" office:value="6.219496" calcext:value-type="float">
            <text:p>6.2195</text:p>
          </table:table-cell>
          <table:table-cell table:style-name="ce19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9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26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9" office:value-type="float" office:value="5.14018" calcext:value-type="float">
            <text:p>5.1402</text:p>
          </table:table-cell>
          <table:table-cell table:style-name="ce19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9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26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9" office:value-type="float" office:value="3.73202" calcext:value-type="float">
            <text:p>3.7320</text:p>
          </table:table-cell>
          <table:table-cell table:style-name="ce19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9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26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9" office:value-type="float" office:value="6.134862" calcext:value-type="float">
            <text:p>6.1349</text:p>
          </table:table-cell>
          <table:table-cell table:style-name="ce19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9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26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9" office:value-type="float" office:value="3.797829" calcext:value-type="float">
            <text:p>3.7978</text:p>
          </table:table-cell>
          <table:table-cell table:style-name="ce19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0"/>
          <table:table-cell table:style-name="ce26"/>
          <table:table-cell table:number-columns-repeated="2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20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9" table:number-columns-repeated="2"/>
          <table:table-cell table:number-columns-repeated="5"/>
        </table:table-row>
        <table:table-row table:style-name="ro1" table:number-rows-repeated="7">
          <table:table-cell table:style-name="ce19"/>
          <table:table-cell table:number-columns-repeated="13"/>
          <table:table-cell table:style-name="ce19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</table:table>
      <table:table table:name="20.10.21" table:style-name="ta1">
        <table:shapes>
          <draw:frame draw:z-index="0" draw:style-name="gr1" draw:text-style-name="P1" svg:width="6.2988in" svg:height="3.5429in" svg:x="13.1965in" svg:y="4.1177in">
            <draw:object draw:notify-on-update-of-ranges="'20.10.21'.N25:'20.10.21'.N30 '20.10.21'.H25:'20.10.21'.H30 '20.10.21'.K25:'20.10.21'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13.0547in" svg:y="8.1752in">
            <draw:object draw:notify-on-update-of-ranges="'20.10.21'.N32:'20.10.21'.N37 '20.10.21'.H32:'20.10.21'.H37 '20.10.21'.K32:'20.10.21'.K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12.9661in" svg:y="11.9925in">
            <draw:object draw:notify-on-update-of-ranges="'20.10.21'.N39:'20.10.21'.N44 '20.10.21'.H39:'20.10.21'.H44 '20.10.21'.K39:'20.10.21'.K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13.1551in" svg:y="0.2697in">
            <draw:object draw:notify-on-update-of-ranges="'20.10.21'.N18:'20.10.21'.N23 '20.10.21'.H18:'20.10.21'.H23 '20.10.21'.K18:'20.10.21'.K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3.7394in" svg:y="11.7413in">
            <draw:object draw:notify-on-update-of-ranges="'20.10.21'.N46:'20.10.21'.N51 '20.10.21'.H46:'20.10.21'.H51 '20.10.21'.K46:'20.10.21'.K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21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21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80000" calcext:value-type="float">
            <text:p>80,000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8" table:formula="of:=SUM([.FI58:.F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float" office:value="63003" calcext:value-type="float">
            <text:p>63003.00</text:p>
          </table:table-cell>
          <table:table-cell table:style-name="ce25" office:value-type="float" office:value="3036.044" calcext:value-type="float">
            <text:p>3036.04</text:p>
          </table:table-cell>
          <table:table-cell table:style-name="ce25" table:formula="of:=([.C7]*[.B4])/([.B7]+[.C7])" office:value-type="float" office:value="3677.87759011169" calcext:value-type="float">
            <text:p>3677.88</text:p>
          </table:table-cell>
          <table:table-cell table:style-name="ce21" table:formula="of:=([.D7]*1000000)/([.B3]*2*8)" office:value-type="float" office:value="2298.67349381981" calcext:value-type="float">
            <text:p>22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58]/[.FI63]" office:value-type="string" office:string-value="" calcext:value-type="error">
            <text:p>#DIV/0!</text:p>
          </table:table-cell>
          <table:table-cell table:style-name="ce25" table:formula="of:=[.FI59]/[.FJ6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float" office:value="60302.949" calcext:value-type="float">
            <text:p>60302.95</text:p>
          </table:table-cell>
          <table:table-cell table:style-name="ce25" office:value-type="float" office:value="6032.1835" calcext:value-type="float">
            <text:p>6032.18</text:p>
          </table:table-cell>
          <table:table-cell table:style-name="ce25" table:formula="of:=([.C8]*[.B4])/([.B8]+[.C8])" office:value-type="float" office:value="7274.79786069622" calcext:value-type="float">
            <text:p>7274.80</text:p>
          </table:table-cell>
          <table:table-cell table:style-name="ce21" table:formula="of:=([.D8]*1000000)/([.B3]*2*8)" office:value-type="float" office:value="4546.74866293514" calcext:value-type="float">
            <text:p>454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58]/[.FI64]" office:value-type="string" office:string-value="" calcext:value-type="error">
            <text:p>#DIV/0!</text:p>
          </table:table-cell>
          <table:table-cell table:style-name="ce25" table:formula="of:=[.FI59]/[.FJ6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float" office:value="58967.557" calcext:value-type="float">
            <text:p>58967.56</text:p>
          </table:table-cell>
          <table:table-cell table:style-name="ce25" office:value-type="float" office:value="8404.242" calcext:value-type="float">
            <text:p>8404.24</text:p>
          </table:table-cell>
          <table:table-cell table:style-name="ce25" table:formula="of:=([.C9]*[.B4])/([.B9]+[.C9])" office:value-type="float" office:value="9979.53698698175" calcext:value-type="float">
            <text:p>9979.54</text:p>
          </table:table-cell>
          <table:table-cell table:style-name="ce21" table:formula="of:=([.D9]*1000000)/([.B3]*2*8)" office:value-type="float" office:value="6237.21061686359" calcext:value-type="float">
            <text:p>623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58]/[.FI65]" office:value-type="string" office:string-value="" calcext:value-type="error">
            <text:p>#DIV/0!</text:p>
          </table:table-cell>
          <table:table-cell table:style-name="ce25" table:formula="of:=[.FI59]/[.FJ6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float" office:value="54617.411" calcext:value-type="float">
            <text:p>54617.41</text:p>
          </table:table-cell>
          <table:table-cell table:style-name="ce25" office:value-type="float" office:value="10551.9655" calcext:value-type="float">
            <text:p>10551.97</text:p>
          </table:table-cell>
          <table:table-cell table:style-name="ce25" table:formula="of:=([.C10]*[.B4])/([.B10]+[.C10])" office:value-type="float" office:value="12953.2809018052" calcext:value-type="float">
            <text:p>12953.28</text:p>
          </table:table-cell>
          <table:table-cell table:style-name="ce21" table:formula="of:=([.D10]*1000000)/([.B3]*2*8)" office:value-type="float" office:value="8095.80056362823" calcext:value-type="float">
            <text:p>809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58]/[.FI66]" office:value-type="string" office:string-value="" calcext:value-type="error">
            <text:p>#DIV/0!</text:p>
          </table:table-cell>
          <table:table-cell table:style-name="ce25" table:formula="of:=[.FI59]/[.FJ6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float" office:value="55545.8115" calcext:value-type="float">
            <text:p>55545.81</text:p>
          </table:table-cell>
          <table:table-cell table:style-name="ce25" office:value-type="float" office:value="13330.6505" calcext:value-type="float">
            <text:p>13330.65</text:p>
          </table:table-cell>
          <table:table-cell table:style-name="ce25" table:formula="of:=([.C11]*[.B4])/([.B11]+[.C11])" office:value-type="float" office:value="15483.5485016638" calcext:value-type="float">
            <text:p>15483.55</text:p>
          </table:table-cell>
          <table:table-cell table:style-name="ce21" table:formula="of:=([.D11]*1000000)/([.B3]*2*8)" office:value-type="float" office:value="9677.21781353984" calcext:value-type="float">
            <text:p>967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58]/[.FI67]" office:value-type="string" office:string-value="" calcext:value-type="error">
            <text:p>#DIV/0!</text:p>
          </table:table-cell>
          <table:table-cell table:style-name="ce25" table:formula="of:=[.FI59]/[.FJ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float" office:value="52102.337" calcext:value-type="float">
            <text:p>52102.34</text:p>
          </table:table-cell>
          <table:table-cell table:style-name="ce25" office:value-type="float" office:value="18159.7765" calcext:value-type="float">
            <text:p>18159.78</text:p>
          </table:table-cell>
          <table:table-cell table:style-name="ce25" table:formula="of:=([.C12]*[.B4])/([.B12]+[.C12])" office:value-type="float" office:value="20676.6071732243" calcext:value-type="float">
            <text:p>20676.61</text:p>
          </table:table-cell>
          <table:table-cell table:style-name="ce21" table:formula="of:=([.D12]*1000000)/([.B3]*2*8)" office:value-type="float" office:value="12922.8794832652" calcext:value-type="float">
            <text:p>1292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58]/[.FI68]" office:value-type="string" office:string-value="" calcext:value-type="error">
            <text:p>#DIV/0!</text:p>
          </table:table-cell>
          <table:table-cell table:style-name="ce25" table:formula="of:=[.FI59]/[.FJ6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Third version</text:p>
          </table:table-cell>
          <table:table-cell office:value-type="string" calcext:value-type="string">
            <text:p>avvik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727" calcext:value-type="float">
            <text:p>7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261112" calcext:value-type="float">
            <text:p>0.2611</text:p>
          </table:table-cell>
          <table:table-cell table:style-name="ce19" office:value-type="float" office:value="0.251562" calcext:value-type="float">
            <text:p>0.2516</text:p>
          </table:table-cell>
          <table:table-cell table:style-name="ce19" office:value-type="float" office:value="0.278757" calcext:value-type="float">
            <text:p>0.2788</text:p>
          </table:table-cell>
          <table:table-cell table:style-name="ce19" office:value-type="float" office:value="0.354024" calcext:value-type="float">
            <text:p>0.3540</text:p>
          </table:table-cell>
          <table:table-cell table:style-name="ce19" office:value-type="float" office:value="0.349045" calcext:value-type="float">
            <text:p>0.3490</text:p>
          </table:table-cell>
          <table:table-cell table:style-name="ce19" office:value-type="float" office:value="0.354024" calcext:value-type="float">
            <text:p>0.3540</text:p>
          </table:table-cell>
          <table:table-cell table:style-name="ce19" office:value-type="float" office:value="0.354049" calcext:value-type="float">
            <text:p>0.3540</text:p>
          </table:table-cell>
          <table:table-cell table:style-name="ce19" office:value-type="float" office:value="0.349077" calcext:value-type="float">
            <text:p>0.3491</text:p>
          </table:table-cell>
          <table:table-cell table:style-name="ce19" office:value-type="float" office:value="0.361114" calcext:value-type="float">
            <text:p>0.3611</text:p>
          </table:table-cell>
          <table:table-cell table:number-columns-repeated="2"/>
          <table:table-cell table:style-name="ce19" office:value-type="float" office:value="0.327198" calcext:value-type="float">
            <text:p>0.3272</text:p>
          </table:table-cell>
          <table:table-cell table:style-name="ce29" table:formula="of:=(([.N18]-[.Q18])/[.N18])*100" office:value-type="float" office:value="9.39204794053955" calcext:value-type="float">
            <text:p>9.4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438" calcext:value-type="float">
            <text:p>143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265016" calcext:value-type="float">
            <text:p>0.2650</text:p>
          </table:table-cell>
          <table:table-cell table:style-name="ce19" office:value-type="float" office:value="0.25761" calcext:value-type="float">
            <text:p>0.2576</text:p>
          </table:table-cell>
          <table:table-cell table:style-name="ce19" office:value-type="float" office:value="0.280698" calcext:value-type="float">
            <text:p>0.2807</text:p>
          </table:table-cell>
          <table:table-cell table:style-name="ce19" office:value-type="float" office:value="0.321529" calcext:value-type="float">
            <text:p>0.3215</text:p>
          </table:table-cell>
          <table:table-cell table:style-name="ce19" office:value-type="float" office:value="0.293093" calcext:value-type="float">
            <text:p>0.2931</text:p>
          </table:table-cell>
          <table:table-cell table:style-name="ce19" office:value-type="float" office:value="0.352394" calcext:value-type="float">
            <text:p>0.3524</text:p>
          </table:table-cell>
          <table:table-cell table:style-name="ce19" office:value-type="float" office:value="0.349993" calcext:value-type="float">
            <text:p>0.3500</text:p>
          </table:table-cell>
          <table:table-cell table:style-name="ce19" office:value-type="float" office:value="0.344625" calcext:value-type="float">
            <text:p>0.3446</text:p>
          </table:table-cell>
          <table:table-cell table:style-name="ce19" office:value-type="float" office:value="0.353822" calcext:value-type="float">
            <text:p>0.3538</text:p>
          </table:table-cell>
          <table:table-cell table:number-columns-repeated="2"/>
          <table:table-cell table:style-name="ce19" office:value-type="float" office:value="0.311076" calcext:value-type="float">
            <text:p>0.3111</text:p>
          </table:table-cell>
          <table:table-cell table:style-name="ce29" table:formula="of:=(([.N19]-[.Q19])/[.N19])*100" office:value-type="float" office:value="12.0812159786559" calcext:value-type="float">
            <text:p>12.1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972" calcext:value-type="float">
            <text:p>197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270711" calcext:value-type="float">
            <text:p>0.2707</text:p>
          </table:table-cell>
          <table:table-cell table:style-name="ce19" office:value-type="float" office:value="0.264621" calcext:value-type="float">
            <text:p>0.2646</text:p>
          </table:table-cell>
          <table:table-cell table:style-name="ce19" office:value-type="float" office:value="0.283764" calcext:value-type="float">
            <text:p>0.2838</text:p>
          </table:table-cell>
          <table:table-cell table:style-name="ce19" office:value-type="float" office:value="0.289163" calcext:value-type="float">
            <text:p>0.2892</text:p>
          </table:table-cell>
          <table:table-cell table:style-name="ce19" office:value-type="float" office:value="0.268086" calcext:value-type="float">
            <text:p>0.2681</text:p>
          </table:table-cell>
          <table:table-cell table:style-name="ce19" office:value-type="float" office:value="0.328822" calcext:value-type="float">
            <text:p>0.3288</text:p>
          </table:table-cell>
          <table:table-cell table:style-name="ce19" office:value-type="float" office:value="0.323544" calcext:value-type="float">
            <text:p>0.3235</text:p>
          </table:table-cell>
          <table:table-cell table:style-name="ce19" office:value-type="float" office:value="0.319743" calcext:value-type="float">
            <text:p>0.3197</text:p>
          </table:table-cell>
          <table:table-cell table:style-name="ce19" office:value-type="float" office:value="0.335475" calcext:value-type="float">
            <text:p>0.3355</text:p>
          </table:table-cell>
          <table:table-cell table:number-columns-repeated="2"/>
          <table:table-cell table:style-name="ce19" office:value-type="float" office:value="0.303029" calcext:value-type="float">
            <text:p>0.3030</text:p>
          </table:table-cell>
          <table:table-cell table:style-name="ce29" table:formula="of:=(([.N20]-[.Q20])/[.N20])*100" office:value-type="float" office:value="9.67165958715255" calcext:value-type="float">
            <text:p>9.7</text:p>
          </table:table-cell>
          <table:table-cell table:number-columns-repeated="3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1" office:value-type="float" office:value="2560" calcext:value-type="float">
            <text:p>256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279908" calcext:value-type="float">
            <text:p>0.2799</text:p>
          </table:table-cell>
          <table:table-cell table:style-name="ce19" office:value-type="float" office:value="0.273859" calcext:value-type="float">
            <text:p>0.2739</text:p>
          </table:table-cell>
          <table:table-cell table:style-name="ce19" office:value-type="float" office:value="0.296577" calcext:value-type="float">
            <text:p>0.2966</text:p>
          </table:table-cell>
          <table:table-cell table:style-name="ce19" office:value-type="float" office:value="0.274998" calcext:value-type="float">
            <text:p>0.2750</text:p>
          </table:table-cell>
          <table:table-cell table:style-name="ce19" office:value-type="float" office:value="0.258649" calcext:value-type="float">
            <text:p>0.2586</text:p>
          </table:table-cell>
          <table:table-cell table:style-name="ce19" office:value-type="float" office:value="0.318399" calcext:value-type="float">
            <text:p>0.3184</text:p>
          </table:table-cell>
          <table:table-cell table:style-name="ce19" office:value-type="float" office:value="0.318135" calcext:value-type="float">
            <text:p>0.3181</text:p>
          </table:table-cell>
          <table:table-cell table:style-name="ce19" office:value-type="float" office:value="0.315166" calcext:value-type="float">
            <text:p>0.3152</text:p>
          </table:table-cell>
          <table:table-cell table:style-name="ce19" office:value-type="float" office:value="0.32176" calcext:value-type="float">
            <text:p>0.3218</text:p>
          </table:table-cell>
          <table:table-cell table:number-columns-repeated="2"/>
          <table:table-cell table:style-name="ce19" office:value-type="float" office:value="0.296923" calcext:value-type="float">
            <text:p>0.2969</text:p>
          </table:table-cell>
          <table:table-cell table:style-name="ce29" table:formula="of:=(([.N21]-[.Q21])/[.N21])*100" office:value-type="float" office:value="7.71910740924913" calcext:value-type="float">
            <text:p>7.7</text:p>
          </table:table-cell>
          <table:table-cell table:number-columns-repeated="3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060" calcext:value-type="float">
            <text:p>30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0.297224" calcext:value-type="float">
            <text:p>0.2972</text:p>
          </table:table-cell>
          <table:table-cell table:style-name="ce26" office:value-type="float" office:value="0.282127" calcext:value-type="float">
            <text:p>0.2821</text:p>
          </table:table-cell>
          <table:table-cell table:style-name="ce26" office:value-type="float" office:value="0.32307" calcext:value-type="float">
            <text:p>0.3231</text:p>
          </table:table-cell>
          <table:table-cell table:style-name="ce26" office:value-type="float" office:value="0.287532" calcext:value-type="float">
            <text:p>0.2875</text:p>
          </table:table-cell>
          <table:table-cell table:style-name="ce26" office:value-type="float" office:value="0.256472" calcext:value-type="float">
            <text:p>0.2565</text:p>
          </table:table-cell>
          <table:table-cell table:style-name="ce26" office:value-type="float" office:value="0.36353" calcext:value-type="float">
            <text:p>0.3635</text:p>
          </table:table-cell>
          <table:table-cell table:style-name="ce26" office:value-type="float" office:value="0.369984" calcext:value-type="float">
            <text:p>0.3700</text:p>
          </table:table-cell>
          <table:table-cell table:style-name="ce26" office:value-type="float" office:value="0.302583" calcext:value-type="float">
            <text:p>0.3026</text:p>
          </table:table-cell>
          <table:table-cell table:style-name="ce26" office:value-type="float" office:value="0.68064" calcext:value-type="float">
            <text:p>0.6806</text:p>
          </table:table-cell>
          <table:table-cell table:number-columns-repeated="2"/>
          <table:table-cell table:style-name="ce26" office:value-type="float" office:value="0.327873" calcext:value-type="float">
            <text:p>0.3279</text:p>
          </table:table-cell>
          <table:table-cell table:style-name="ce29" table:formula="of:=(([.N22]-[.Q22])/[.N22])*100" office:value-type="float" office:value="51.8287200282087" calcext:value-type="float">
            <text:p>51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4086" calcext:value-type="float">
            <text:p>408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300954" calcext:value-type="float">
            <text:p>0.3010</text:p>
          </table:table-cell>
          <table:table-cell table:style-name="ce19" office:value-type="float" office:value="0.291084" calcext:value-type="float">
            <text:p>0.2911</text:p>
          </table:table-cell>
          <table:table-cell table:style-name="ce19" office:value-type="float" office:value="0.317174" calcext:value-type="float">
            <text:p>0.3172</text:p>
          </table:table-cell>
          <table:table-cell table:style-name="ce19" office:value-type="float" office:value="0.296452" calcext:value-type="float">
            <text:p>0.2965</text:p>
          </table:table-cell>
          <table:table-cell table:style-name="ce19" office:value-type="float" office:value="0.275443" calcext:value-type="float">
            <text:p>0.2754</text:p>
          </table:table-cell>
          <table:table-cell table:style-name="ce26" office:value-type="float" office:value="0.349891" calcext:value-type="float">
            <text:p>0.3499</text:p>
          </table:table-cell>
          <table:table-cell table:style-name="ce19" office:value-type="float" office:value="0.349915" calcext:value-type="float">
            <text:p>0.3499</text:p>
          </table:table-cell>
          <table:table-cell table:style-name="ce19" office:value-type="float" office:value="0.337428" calcext:value-type="float">
            <text:p>0.3374</text:p>
          </table:table-cell>
          <table:table-cell table:style-name="ce19" office:value-type="float" office:value="0.380186" calcext:value-type="float">
            <text:p>0.3802</text:p>
          </table:table-cell>
          <table:table-cell table:style-name="ce19" table:number-columns-repeated="2"/>
          <table:table-cell table:style-name="ce19" office:value-type="float" office:value="0.330487" calcext:value-type="float">
            <text:p>0.3305</text:p>
          </table:table-cell>
          <table:table-cell table:style-name="ce29" table:formula="of:=(([.N23]-[.Q23])/[.N23])*100" office:value-type="float" office:value="13.072285670698" calcext:value-type="float">
            <text:p>13.1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6"/>
          <table:table-cell table:style-name="ce29"/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1028" calcext:value-type="float">
            <text:p>1028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553339" calcext:value-type="float">
            <text:p>0.5533</text:p>
          </table:table-cell>
          <table:table-cell table:style-name="ce19" office:value-type="float" office:value="0.526057" calcext:value-type="float">
            <text:p>0.5261</text:p>
          </table:table-cell>
          <table:table-cell table:style-name="ce19" office:value-type="float" office:value="0.603017" calcext:value-type="float">
            <text:p>0.6030</text:p>
          </table:table-cell>
          <table:table-cell table:style-name="ce19" office:value-type="float" office:value="0.786387" calcext:value-type="float">
            <text:p>0.7864</text:p>
          </table:table-cell>
          <table:table-cell table:style-name="ce19" office:value-type="float" office:value="0.703521" calcext:value-type="float">
            <text:p>0.7035</text:p>
          </table:table-cell>
          <table:table-cell table:style-name="ce26" office:value-type="float" office:value="0.786387" calcext:value-type="float">
            <text:p>0.7864</text:p>
          </table:table-cell>
          <table:table-cell table:style-name="ce19" office:value-type="float" office:value="0.786408" calcext:value-type="float">
            <text:p>0.7864</text:p>
          </table:table-cell>
          <table:table-cell table:style-name="ce19" office:value-type="float" office:value="0.703539" calcext:value-type="float">
            <text:p>0.7035</text:p>
          </table:table-cell>
          <table:table-cell table:style-name="ce19" office:value-type="float" office:value="1.044024" calcext:value-type="float">
            <text:p>1.0440</text:p>
          </table:table-cell>
          <table:table-cell table:style-name="ce19" table:number-columns-repeated="2"/>
          <table:table-cell table:style-name="ce19" office:value-type="float" office:value="1.025686" calcext:value-type="float">
            <text:p>1.0257</text:p>
          </table:table-cell>
          <table:table-cell table:style-name="ce29" table:formula="of:=(([.N25]-[.Q25])/[.N25])*100" office:value-type="float" office:value="1.75647303127131" calcext:value-type="float">
            <text:p>1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033" calcext:value-type="float">
            <text:p>203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55718" calcext:value-type="float">
            <text:p>0.5572</text:p>
          </table:table-cell>
          <table:table-cell table:style-name="ce19" office:value-type="float" office:value="0.5235" calcext:value-type="float">
            <text:p>0.5235</text:p>
          </table:table-cell>
          <table:table-cell table:style-name="ce19" office:value-type="float" office:value="0.633829" calcext:value-type="float">
            <text:p>0.6338</text:p>
          </table:table-cell>
          <table:table-cell table:style-name="ce19" office:value-type="float" office:value="0.716526" calcext:value-type="float">
            <text:p>0.7165</text:p>
          </table:table-cell>
          <table:table-cell table:style-name="ce19" office:value-type="float" office:value="0.612232" calcext:value-type="float">
            <text:p>0.6122</text:p>
          </table:table-cell>
          <table:table-cell table:style-name="ce26" office:value-type="float" office:value="0.785924" calcext:value-type="float">
            <text:p>0.7859</text:p>
          </table:table-cell>
          <table:table-cell table:style-name="ce19" office:value-type="float" office:value="0.785683" calcext:value-type="float">
            <text:p>0.7857</text:p>
          </table:table-cell>
          <table:table-cell table:style-name="ce19" office:value-type="float" office:value="0.69565" calcext:value-type="float">
            <text:p>0.6957</text:p>
          </table:table-cell>
          <table:table-cell table:style-name="ce19" office:value-type="float" office:value="1.044012" calcext:value-type="float">
            <text:p>1.0440</text:p>
          </table:table-cell>
          <table:table-cell table:style-name="ce19" table:number-columns-repeated="2"/>
          <table:table-cell table:style-name="ce19" office:value-type="float" office:value="1.120681" calcext:value-type="float">
            <text:p>1.1207</text:p>
          </table:table-cell>
          <table:table-cell table:style-name="ce29" table:formula="of:=(([.N26]-[.Q26])/[.N26])*100" office:value-type="float" office:value="-7.34368953613561" calcext:value-type="float">
            <text:p>-7.3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789" calcext:value-type="float">
            <text:p>278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565163" calcext:value-type="float">
            <text:p>0.5652</text:p>
          </table:table-cell>
          <table:table-cell table:style-name="ce19" office:value-type="float" office:value="0.528929" calcext:value-type="float">
            <text:p>0.5289</text:p>
          </table:table-cell>
          <table:table-cell table:style-name="ce19" office:value-type="float" office:value="0.637532" calcext:value-type="float">
            <text:p>0.6375</text:p>
          </table:table-cell>
          <table:table-cell table:style-name="ce19" office:value-type="float" office:value="0.643219" calcext:value-type="float">
            <text:p>0.6432</text:p>
          </table:table-cell>
          <table:table-cell table:style-name="ce19" office:value-type="float" office:value="0.565802" calcext:value-type="float">
            <text:p>0.5658</text:p>
          </table:table-cell>
          <table:table-cell table:style-name="ce26" office:value-type="float" office:value="0.726731" calcext:value-type="float">
            <text:p>0.7267</text:p>
          </table:table-cell>
          <table:table-cell table:style-name="ce19" office:value-type="float" office:value="0.734079" calcext:value-type="float">
            <text:p>0.7341</text:p>
          </table:table-cell>
          <table:table-cell table:style-name="ce19" office:value-type="float" office:value="0.638231" calcext:value-type="float">
            <text:p>0.6382</text:p>
          </table:table-cell>
          <table:table-cell table:style-name="ce19" office:value-type="float" office:value="1.110426" calcext:value-type="float">
            <text:p>1.1104</text:p>
          </table:table-cell>
          <table:table-cell table:style-name="ce19" table:number-columns-repeated="2"/>
          <table:table-cell table:style-name="ce19" office:value-type="float" office:value="1.178778" calcext:value-type="float">
            <text:p>1.1788</text:p>
          </table:table-cell>
          <table:table-cell table:style-name="ce29" table:formula="of:=(([.N27]-[.Q27])/[.N27])*100" office:value-type="float" office:value="-6.15547546617246" calcext:value-type="float">
            <text:p>-6.2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3620" calcext:value-type="float">
            <text:p>362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572491" calcext:value-type="float">
            <text:p>0.5725</text:p>
          </table:table-cell>
          <table:table-cell table:style-name="ce19" office:value-type="float" office:value="0.533552" calcext:value-type="float">
            <text:p>0.5336</text:p>
          </table:table-cell>
          <table:table-cell table:style-name="ce19" office:value-type="float" office:value="0.603458" calcext:value-type="float">
            <text:p>0.6035</text:p>
          </table:table-cell>
          <table:table-cell table:style-name="ce19" office:value-type="float" office:value="0.617513" calcext:value-type="float">
            <text:p>0.6175</text:p>
          </table:table-cell>
          <table:table-cell table:style-name="ce19" office:value-type="float" office:value="0.542056" calcext:value-type="float">
            <text:p>0.5421</text:p>
          </table:table-cell>
          <table:table-cell table:style-name="ce26" office:value-type="float" office:value="0.714462" calcext:value-type="float">
            <text:p>0.7145</text:p>
          </table:table-cell>
          <table:table-cell table:style-name="ce19" office:value-type="float" office:value="0.711811" calcext:value-type="float">
            <text:p>0.7118</text:p>
          </table:table-cell>
          <table:table-cell table:style-name="ce19" office:value-type="float" office:value="0.622625" calcext:value-type="float">
            <text:p>0.6226</text:p>
          </table:table-cell>
          <table:table-cell table:style-name="ce19" office:value-type="float" office:value="0.976602" calcext:value-type="float">
            <text:p>0.9766</text:p>
          </table:table-cell>
          <table:table-cell table:style-name="ce19" table:number-columns-repeated="2"/>
          <table:table-cell table:style-name="ce19" office:value-type="float" office:value="0.980824" calcext:value-type="float">
            <text:p>0.9808</text:p>
          </table:table-cell>
          <table:table-cell table:style-name="ce29" table:formula="of:=(([.N28]-[.Q28])/[.N28])*100" office:value-type="float" office:value="-0.432315313710197" calcext:value-type="float">
            <text:p>-0.4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4328" calcext:value-type="float">
            <text:p>432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596116" calcext:value-type="float">
            <text:p>0.5961</text:p>
          </table:table-cell>
          <table:table-cell table:style-name="ce19" office:value-type="float" office:value="0.544499" calcext:value-type="float">
            <text:p>0.5445</text:p>
          </table:table-cell>
          <table:table-cell table:style-name="ce19" office:value-type="float" office:value="0.659579" calcext:value-type="float">
            <text:p>0.6596</text:p>
          </table:table-cell>
          <table:table-cell table:style-name="ce19" office:value-type="float" office:value="0.566088" calcext:value-type="float">
            <text:p>0.5661</text:p>
          </table:table-cell>
          <table:table-cell table:style-name="ce19" office:value-type="float" office:value="0.515246" calcext:value-type="float">
            <text:p>0.5152</text:p>
          </table:table-cell>
          <table:table-cell table:style-name="ce26" office:value-type="float" office:value="0.688473" calcext:value-type="float">
            <text:p>0.6885</text:p>
          </table:table-cell>
          <table:table-cell table:style-name="ce19" office:value-type="float" office:value="0.708967" calcext:value-type="float">
            <text:p>0.7090</text:p>
          </table:table-cell>
          <table:table-cell table:style-name="ce19" office:value-type="float" office:value="0.607308" calcext:value-type="float">
            <text:p>0.6073</text:p>
          </table:table-cell>
          <table:table-cell table:style-name="ce19" office:value-type="float" office:value="1.176503" calcext:value-type="float">
            <text:p>1.1765</text:p>
          </table:table-cell>
          <table:table-cell table:style-name="ce19" table:number-columns-repeated="2"/>
          <table:table-cell table:style-name="ce19" office:value-type="float" office:value="0.867169" calcext:value-type="float">
            <text:p>0.8672</text:p>
          </table:table-cell>
          <table:table-cell table:style-name="ce29" table:formula="of:=(([.N29]-[.Q29])/[.N29])*100" office:value-type="float" office:value="26.2926656370617" calcext:value-type="float">
            <text:p>26.3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5779" calcext:value-type="float">
            <text:p>577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605478" calcext:value-type="float">
            <text:p>0.6055</text:p>
          </table:table-cell>
          <table:table-cell table:style-name="ce19" office:value-type="float" office:value="0.546822" calcext:value-type="float">
            <text:p>0.5468</text:p>
          </table:table-cell>
          <table:table-cell table:style-name="ce19" office:value-type="float" office:value="0.668872" calcext:value-type="float">
            <text:p>0.6689</text:p>
          </table:table-cell>
          <table:table-cell table:style-name="ce19" office:value-type="float" office:value="0.615805" calcext:value-type="float">
            <text:p>0.6158</text:p>
          </table:table-cell>
          <table:table-cell table:style-name="ce19" office:value-type="float" office:value="0.568878" calcext:value-type="float">
            <text:p>0.5689</text:p>
          </table:table-cell>
          <table:table-cell table:style-name="ce26" office:value-type="float" office:value="0.734347" calcext:value-type="float">
            <text:p>0.7343</text:p>
          </table:table-cell>
          <table:table-cell table:style-name="ce19" office:value-type="float" office:value="0.730816" calcext:value-type="float">
            <text:p>0.7308</text:p>
          </table:table-cell>
          <table:table-cell table:style-name="ce19" office:value-type="float" office:value="0.667773" calcext:value-type="float">
            <text:p>0.6678</text:p>
          </table:table-cell>
          <table:table-cell table:style-name="ce19" office:value-type="float" office:value="1.022212" calcext:value-type="float">
            <text:p>1.0222</text:p>
          </table:table-cell>
          <table:table-cell table:style-name="ce19" table:number-columns-repeated="2"/>
          <table:table-cell table:style-name="ce19" office:value-type="float" office:value="1.078783" calcext:value-type="float">
            <text:p>1.0788</text:p>
          </table:table-cell>
          <table:table-cell table:style-name="ce29" table:formula="of:=(([.N30]-[.Q30])/[.N30])*100" office:value-type="float" office:value="-5.53417490696648" calcext:value-type="float">
            <text:p>-5.5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6"/>
          <table:table-cell table:style-name="ce29"/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1.229626" calcext:value-type="float">
            <text:p>1.229626</text:p>
          </table:table-cell>
          <table:table-cell office:value-type="float" office:value="1.333406" calcext:value-type="float">
            <text:p>1.333406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587342" calcext:value-type="float">
            <text:p>1.587342</text:p>
          </table:table-cell>
          <table:table-cell office:value-type="float" office:value="1.420132" calcext:value-type="float">
            <text:p>1.420132</text:p>
          </table:table-cell>
          <table:table-cell office:value-type="float" office:value="1.903764" calcext:value-type="float">
            <text:p>1.903764</text:p>
          </table:table-cell>
          <table:table-cell table:style-name="ce19" table:number-columns-repeated="2"/>
          <table:table-cell table:style-name="ce19" office:value-type="float" office:value="1.686071" calcext:value-type="float">
            <text:p>1.6861</text:p>
          </table:table-cell>
          <table:table-cell table:style-name="ce29" table:formula="of:=(([.N32]-[.Q32])/[.N32])*100" office:value-type="float" office:value="11.4348732300852" calcext:value-type="float">
            <text:p>11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56966" calcext:value-type="float">
            <text:p>1.256966</text:p>
          </table:table-cell>
          <table:table-cell office:value-type="float" office:value="1.228268" calcext:value-type="float">
            <text:p>1.228268</text:p>
          </table:table-cell>
          <table:table-cell office:value-type="float" office:value="1.358444" calcext:value-type="float">
            <text:p>1.358444</text:p>
          </table:table-cell>
          <table:table-cell office:value-type="float" office:value="1.506596" calcext:value-type="float">
            <text:p>1.506596</text:p>
          </table:table-cell>
          <table:table-cell office:value-type="float" office:value="1.257028" calcext:value-type="float">
            <text:p>1.257028</text:p>
          </table:table-cell>
          <table:table-cell office:value-type="float" office:value="1.642282" calcext:value-type="float">
            <text:p>1.642282</text:p>
          </table:table-cell>
          <table:table-cell office:value-type="float" office:value="1.642722" calcext:value-type="float">
            <text:p>1.642722</text:p>
          </table:table-cell>
          <table:table-cell office:value-type="float" office:value="1.394848" calcext:value-type="float">
            <text:p>1.394848</text:p>
          </table:table-cell>
          <table:table-cell office:value-type="float" office:value="2.153931" calcext:value-type="float">
            <text:p>2.153931</text:p>
          </table:table-cell>
          <table:table-cell/>
          <table:table-cell table:style-name="ce19"/>
          <table:table-cell table:style-name="ce19" office:value-type="float" office:value="2.089349" calcext:value-type="float">
            <text:p>2.0893</text:p>
          </table:table-cell>
          <table:table-cell table:style-name="ce29" table:formula="of:=(([.N33]-[.Q33])/[.N33])*100" office:value-type="float" office:value="2.99833188714031" calcext:value-type="float">
            <text:p>3.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3835" calcext:value-type="float">
            <text:p>1.263835</text:p>
          </table:table-cell>
          <table:table-cell office:value-type="float" office:value="1.23511" calcext:value-type="float">
            <text:p>1.23511</text:p>
          </table:table-cell>
          <table:table-cell office:value-type="float" office:value="1.404304" calcext:value-type="float">
            <text:p>1.404304</text:p>
          </table:table-cell>
          <table:table-cell office:value-type="float" office:value="1.408301" calcext:value-type="float">
            <text:p>1.408301</text:p>
          </table:table-cell>
          <table:table-cell office:value-type="float" office:value="1.174835" calcext:value-type="float">
            <text:p>1.174835</text:p>
          </table:table-cell>
          <table:table-cell office:value-type="float" office:value="1.638619" calcext:value-type="float">
            <text:p>1.638619</text:p>
          </table:table-cell>
          <table:table-cell office:value-type="float" office:value="1.600137" calcext:value-type="float">
            <text:p>1.600137</text:p>
          </table:table-cell>
          <table:table-cell office:value-type="float" office:value="1.290958" calcext:value-type="float">
            <text:p>1.290958</text:p>
          </table:table-cell>
          <table:table-cell office:value-type="float" office:value="2.374194" calcext:value-type="float">
            <text:p>2.374194</text:p>
          </table:table-cell>
          <table:table-cell/>
          <table:table-cell table:style-name="ce19"/>
          <table:table-cell table:style-name="ce19" office:value-type="float" office:value="2.645019" calcext:value-type="float">
            <text:p>2.6450</text:p>
          </table:table-cell>
          <table:table-cell table:style-name="ce29" table:formula="of:=(([.N34]-[.Q34])/[.N34])*100" office:value-type="float" office:value="-11.4070290801847" calcext:value-type="float">
            <text:p>-11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74309" calcext:value-type="float">
            <text:p>1.274309</text:p>
          </table:table-cell>
          <table:table-cell office:value-type="float" office:value="1.244724" calcext:value-type="float">
            <text:p>1.244724</text:p>
          </table:table-cell>
          <table:table-cell office:value-type="float" office:value="1.462163" calcext:value-type="float">
            <text:p>1.462163</text:p>
          </table:table-cell>
          <table:table-cell office:value-type="float" office:value="1.369546" calcext:value-type="float">
            <text:p>1.369546</text:p>
          </table:table-cell>
          <table:table-cell office:value-type="float" office:value="1.144891" calcext:value-type="float">
            <text:p>1.144891</text:p>
          </table:table-cell>
          <table:table-cell office:value-type="float" office:value="1.677466" calcext:value-type="float">
            <text:p>1.677466</text:p>
          </table:table-cell>
          <table:table-cell office:value-type="float" office:value="1.635367" calcext:value-type="float">
            <text:p>1.635367</text:p>
          </table:table-cell>
          <table:table-cell office:value-type="float" office:value="1.279405" calcext:value-type="float">
            <text:p>1.279405</text:p>
          </table:table-cell>
          <table:table-cell office:value-type="float" office:value="2.267724" calcext:value-type="float">
            <text:p>2.267724</text:p>
          </table:table-cell>
          <table:table-cell/>
          <table:table-cell table:style-name="ce19"/>
          <table:table-cell table:style-name="ce19" office:value-type="float" office:value="2.278525" calcext:value-type="float">
            <text:p>2.2785</text:p>
          </table:table-cell>
          <table:table-cell table:style-name="ce29" table:formula="of:=(([.N35]-[.Q35])/[.N35])*100" office:value-type="float" office:value="-0.476292529425992" calcext:value-type="float">
            <text:p>-0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1.266201" calcext:value-type="float">
            <text:p>1.266201</text:p>
          </table:table-cell>
          <table:table-cell office:value-type="float" office:value="1.570388" calcext:value-type="float">
            <text:p>1.570388</text:p>
          </table:table-cell>
          <table:table-cell office:value-type="float" office:value="1.269964" calcext:value-type="float">
            <text:p>1.269964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1.613774" calcext:value-type="float">
            <text:p>1.613774</text:p>
          </table:table-cell>
          <table:table-cell office:value-type="float" office:value="1.680483" calcext:value-type="float">
            <text:p>1.680483</text:p>
          </table:table-cell>
          <table:table-cell office:value-type="float" office:value="1.301156" calcext:value-type="float">
            <text:p>1.301156</text:p>
          </table:table-cell>
          <table:table-cell office:value-type="float" office:value="2.101849" calcext:value-type="float">
            <text:p>2.101849</text:p>
          </table:table-cell>
          <table:table-cell/>
          <table:table-cell table:style-name="ce19"/>
          <table:table-cell table:style-name="ce19" office:value-type="float" office:value="2.101848" calcext:value-type="float">
            <text:p>2.1018</text:p>
          </table:table-cell>
          <table:table-cell table:style-name="ce29" table:formula="of:=(([.N36]-[.Q36])/[.N36])*100" office:value-type="float" office:value="0.0000475771570716915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1231" calcext:value-type="float">
            <text:p>1.321231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56223" calcext:value-type="float">
            <text:p>1.56223</text:p>
          </table:table-cell>
          <table:table-cell office:value-type="float" office:value="1.487537" calcext:value-type="float">
            <text:p>1.487537</text:p>
          </table:table-cell>
          <table:table-cell office:value-type="float" office:value="1.216666" calcext:value-type="float">
            <text:p>1.216666</text:p>
          </table:table-cell>
          <table:table-cell office:value-type="float" office:value="2.312697" calcext:value-type="float">
            <text:p>2.312697</text:p>
          </table:table-cell>
          <table:table-cell office:value-type="float" office:value="1.842329" calcext:value-type="float">
            <text:p>1.842329</text:p>
          </table:table-cell>
          <table:table-cell office:value-type="float" office:value="1.327004" calcext:value-type="float">
            <text:p>1.327004</text:p>
          </table:table-cell>
          <table:table-cell office:value-type="float" office:value="2.709646" calcext:value-type="float">
            <text:p>2.709646</text:p>
          </table:table-cell>
          <table:table-cell/>
          <table:table-cell table:style-name="ce19"/>
          <table:table-cell table:style-name="ce19" office:value-type="float" office:value="2.254564" calcext:value-type="float">
            <text:p>2.2546</text:p>
          </table:table-cell>
          <table:table-cell table:style-name="ce29" table:formula="of:=(([.N37]-[.Q37])/[.N37])*100" office:value-type="float" office:value="16.7948875978634" calcext:value-type="float">
            <text:p>16.8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number-columns-repeated="11"/>
          <table:table-cell table:style-name="ce19" office:value-type="string" calcext:value-type="string">
            <text:p>tm</text:p>
          </table:table-cell>
          <table:table-cell table:style-name="ce29"/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2056" calcext:value-type="float">
            <text:p>205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.828316" calcext:value-type="float">
            <text:p>2.8283</text:p>
          </table:table-cell>
          <table:table-cell table:style-name="ce19" office:value-type="float" office:value="2.80241" calcext:value-type="float">
            <text:p>2.8024</text:p>
          </table:table-cell>
          <table:table-cell table:style-name="ce19" office:value-type="float" office:value="2.934029" calcext:value-type="float">
            <text:p>2.9340</text:p>
          </table:table-cell>
          <table:table-cell table:number-columns-repeated="2" table:style-name="ce19" office:value-type="float" office:value="3.195165" calcext:value-type="float">
            <text:p>3.1952</text:p>
          </table:table-cell>
          <table:table-cell table:style-name="ce19" office:value-type="float" office:value="4.124921" calcext:value-type="float">
            <text:p>4.1249</text:p>
          </table:table-cell>
          <table:table-cell table:style-name="ce19" office:value-type="float" office:value="3.195188" calcext:value-type="float">
            <text:p>3.1952</text:p>
          </table:table-cell>
          <table:table-cell table:style-name="ce19" office:value-type="float" office:value="2.886003" calcext:value-type="float">
            <text:p>2.8860</text:p>
          </table:table-cell>
          <table:table-cell table:style-name="ce19" office:value-type="float" office:value="4.124944" calcext:value-type="float">
            <text:p>4.1249</text:p>
          </table:table-cell>
          <table:table-cell table:number-columns-repeated="2"/>
          <table:table-cell table:style-name="ce19" office:value-type="float" office:value="3.607935" calcext:value-type="float">
            <text:p>3.6079</text:p>
          </table:table-cell>
          <table:table-cell table:style-name="ce29" table:formula="of:=(([.N39]-[.Q39])/[.N39])*100" office:value-type="float" office:value="12.5337216699184" calcext:value-type="float">
            <text:p>12.5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4067" calcext:value-type="float">
            <text:p>406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931383" calcext:value-type="float">
            <text:p>2.9314</text:p>
          </table:table-cell>
          <table:table-cell table:style-name="ce19" office:value-type="float" office:value="2.781785" calcext:value-type="float">
            <text:p>2.7818</text:p>
          </table:table-cell>
          <table:table-cell table:style-name="ce19" office:value-type="float" office:value="3.06711" calcext:value-type="float">
            <text:p>3.0671</text:p>
          </table:table-cell>
          <table:table-cell table:style-name="ce19" office:value-type="float" office:value="4.345397" calcext:value-type="float">
            <text:p>4.3454</text:p>
          </table:table-cell>
          <table:table-cell table:style-name="ce19" office:value-type="float" office:value="3.298614" calcext:value-type="float">
            <text:p>3.2986</text:p>
          </table:table-cell>
          <table:table-cell table:style-name="ce19" office:value-type="float" office:value="4.578979" calcext:value-type="float">
            <text:p>4.5790</text:p>
          </table:table-cell>
          <table:table-cell table:style-name="ce19" office:value-type="float" office:value="4.559027" calcext:value-type="float">
            <text:p>4.5590</text:p>
          </table:table-cell>
          <table:table-cell table:style-name="ce19" office:value-type="float" office:value="3.326602" calcext:value-type="float">
            <text:p>3.3266</text:p>
          </table:table-cell>
          <table:table-cell table:style-name="ce19" office:value-type="float" office:value="5.217002" calcext:value-type="float">
            <text:p>5.2170</text:p>
          </table:table-cell>
          <table:table-cell table:number-columns-repeated="2"/>
          <table:table-cell table:style-name="ce19" office:value-type="float" office:value="5.186033" calcext:value-type="float">
            <text:p>5.1860</text:p>
          </table:table-cell>
          <table:table-cell table:style-name="ce29" table:formula="of:=(([.N40]-[.Q40])/[.N40])*100" office:value-type="float" office:value="0.59361679370642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5579" calcext:value-type="float">
            <text:p>5579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2.912622" calcext:value-type="float">
            <text:p>2.9126</text:p>
          </table:table-cell>
          <table:table-cell table:style-name="ce19" office:value-type="float" office:value="2.76349" calcext:value-type="float">
            <text:p>2.7635</text:p>
          </table:table-cell>
          <table:table-cell table:style-name="ce19" office:value-type="float" office:value="3.047704" calcext:value-type="float">
            <text:p>3.0477</text:p>
          </table:table-cell>
          <table:table-cell table:style-name="ce19" office:value-type="float" office:value="2.929579" calcext:value-type="float">
            <text:p>2.9296</text:p>
          </table:table-cell>
          <table:table-cell table:style-name="ce19" office:value-type="float" office:value="2.366588" calcext:value-type="float">
            <text:p>2.3666</text:p>
          </table:table-cell>
          <table:table-cell table:style-name="ce19" office:value-type="float" office:value="3.612486" calcext:value-type="float">
            <text:p>3.6125</text:p>
          </table:table-cell>
          <table:table-cell table:style-name="ce19" office:value-type="float" office:value="3.630202" calcext:value-type="float">
            <text:p>3.6302</text:p>
          </table:table-cell>
          <table:table-cell table:style-name="ce19" office:value-type="float" office:value="2.834892" calcext:value-type="float">
            <text:p>2.8349</text:p>
          </table:table-cell>
          <table:table-cell table:style-name="ce19" office:value-type="float" office:value="5.560996" calcext:value-type="float">
            <text:p>5.5610</text:p>
          </table:table-cell>
          <table:table-cell table:number-columns-repeated="2"/>
          <table:table-cell table:style-name="ce19" office:value-type="float" office:value="5.589466" calcext:value-type="float">
            <text:p>5.5895</text:p>
          </table:table-cell>
          <table:table-cell table:style-name="ce29" table:formula="of:=(([.N41]-[.Q41])/[.N41])*100" office:value-type="float" office:value="-0.511958649134068" calcext:value-type="float">
            <text:p>-0.5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7242" calcext:value-type="float">
            <text:p>724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3.009522" calcext:value-type="float">
            <text:p>3.0095</text:p>
          </table:table-cell>
          <table:table-cell table:style-name="ce19" office:value-type="float" office:value="2.843249" calcext:value-type="float">
            <text:p>2.8432</text:p>
          </table:table-cell>
          <table:table-cell table:style-name="ce19" office:value-type="float" office:value="3.297655" calcext:value-type="float">
            <text:p>3.2977</text:p>
          </table:table-cell>
          <table:table-cell table:style-name="ce19" office:value-type="float" office:value="3.636384" calcext:value-type="float">
            <text:p>3.6364</text:p>
          </table:table-cell>
          <table:table-cell table:style-name="ce19" office:value-type="float" office:value="2.865111" calcext:value-type="float">
            <text:p>2.8651</text:p>
          </table:table-cell>
          <table:table-cell table:style-name="ce19" office:value-type="float" office:value="4.569882" calcext:value-type="float">
            <text:p>4.5699</text:p>
          </table:table-cell>
          <table:table-cell table:style-name="ce19" office:value-type="float" office:value="4.339752" calcext:value-type="float">
            <text:p>4.3398</text:p>
          </table:table-cell>
          <table:table-cell table:style-name="ce19" office:value-type="float" office:value="3.768736" calcext:value-type="float">
            <text:p>3.7687</text:p>
          </table:table-cell>
          <table:table-cell table:style-name="ce19" office:value-type="float" office:value="4.847795" calcext:value-type="float">
            <text:p>4.8478</text:p>
          </table:table-cell>
          <table:table-cell table:number-columns-repeated="2"/>
          <table:table-cell table:style-name="ce19" office:value-type="float" office:value="5.3241" calcext:value-type="float">
            <text:p>5.3241</text:p>
          </table:table-cell>
          <table:table-cell table:style-name="ce29" table:formula="of:=(([.N42]-[.Q42])/[.N42])*100" office:value-type="float" office:value="-9.82518856511053" calcext:value-type="float">
            <text:p>-9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8656" calcext:value-type="float">
            <text:p>865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3.052861" calcext:value-type="float">
            <text:p>3.0529</text:p>
          </table:table-cell>
          <table:table-cell table:style-name="ce19" office:value-type="float" office:value="2.87164" calcext:value-type="float">
            <text:p>2.8716</text:p>
          </table:table-cell>
          <table:table-cell table:style-name="ce19" office:value-type="float" office:value="3.25309" calcext:value-type="float">
            <text:p>3.2531</text:p>
          </table:table-cell>
          <table:table-cell table:style-name="ce19" office:value-type="float" office:value="3.55203" calcext:value-type="float">
            <text:p>3.5520</text:p>
          </table:table-cell>
          <table:table-cell table:style-name="ce19" office:value-type="float" office:value="2.653059" calcext:value-type="float">
            <text:p>2.6531</text:p>
          </table:table-cell>
          <table:table-cell table:style-name="ce19" office:value-type="float" office:value="4.818621" calcext:value-type="float">
            <text:p>4.8186</text:p>
          </table:table-cell>
          <table:table-cell table:style-name="ce19" office:value-type="float" office:value="4.503229" calcext:value-type="float">
            <text:p>4.5032</text:p>
          </table:table-cell>
          <table:table-cell table:style-name="ce19" office:value-type="float" office:value="3.558054" calcext:value-type="float">
            <text:p>3.5581</text:p>
          </table:table-cell>
          <table:table-cell table:style-name="ce19" office:value-type="float" office:value="5.169421" calcext:value-type="float">
            <text:p>5.1694</text:p>
          </table:table-cell>
          <table:table-cell table:number-columns-repeated="2"/>
          <table:table-cell table:style-name="ce19" office:value-type="float" office:value="4.716289" calcext:value-type="float">
            <text:p>4.7163</text:p>
          </table:table-cell>
          <table:table-cell table:style-name="ce29" table:formula="of:=(([.N43]-[.Q43])/[.N43])*100" office:value-type="float" office:value="8.76562384839618" calcext:value-type="float">
            <text:p>8.8</text:p>
          </table:table-cell>
          <table:table-cell table:number-columns-repeated="3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1560" calcext:value-type="float">
            <text:p>1156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3.044626" calcext:value-type="float">
            <text:p>3.0446</text:p>
          </table:table-cell>
          <table:table-cell table:style-name="ce19" office:value-type="float" office:value="2.945572" calcext:value-type="float">
            <text:p>2.9456</text:p>
          </table:table-cell>
          <table:table-cell table:style-name="ce19" office:value-type="float" office:value="3.188337" calcext:value-type="float">
            <text:p>3.1883</text:p>
          </table:table-cell>
          <table:table-cell table:style-name="ce19" office:value-type="float" office:value="3.706716" calcext:value-type="float">
            <text:p>3.7067</text:p>
          </table:table-cell>
          <table:table-cell table:style-name="ce19" office:value-type="float" office:value="2.888835" calcext:value-type="float">
            <text:p>2.8888</text:p>
          </table:table-cell>
          <table:table-cell table:style-name="ce19" office:value-type="float" office:value="5.368897" calcext:value-type="float">
            <text:p>5.3689</text:p>
          </table:table-cell>
          <table:table-cell table:style-name="ce19" office:value-type="float" office:value="4.601658" calcext:value-type="float">
            <text:p>4.6017</text:p>
          </table:table-cell>
          <table:table-cell table:style-name="ce19" office:value-type="float" office:value="3.502197" calcext:value-type="float">
            <text:p>3.5022</text:p>
          </table:table-cell>
          <table:table-cell table:style-name="ce19" office:value-type="float" office:value="5.744253" calcext:value-type="float">
            <text:p>5.7443</text:p>
          </table:table-cell>
          <table:table-cell table:number-columns-repeated="2"/>
          <table:table-cell table:style-name="ce19" office:value-type="float" office:value="5.658617" calcext:value-type="float">
            <text:p>5.6586</text:p>
          </table:table-cell>
          <table:table-cell table:style-name="ce29" table:formula="of:=(([.N44]-[.Q44])/[.N44])*100" office:value-type="float" office:value="1.49081177308869" calcext:value-type="float">
            <text:p>1.5</text:p>
          </table:table-cell>
          <table:table-cell table:number-columns-repeated="3"/>
        </table:table-row>
        <table:table-row table:style-name="ro1">
          <table:table-cell table:style-name="ce21" table:number-columns-repeated="5"/>
          <table:table-cell table:style-name="ce19" table:number-columns-repeated="9"/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299" calcext:value-type="float">
            <text:p>22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.729385" calcext:value-type="float">
            <text:p>3.7294</text:p>
          </table:table-cell>
          <table:table-cell table:style-name="ce26" office:value-type="float" office:value="3.690435" calcext:value-type="float">
            <text:p>3.6904</text:p>
          </table:table-cell>
          <table:table-cell table:style-name="ce26" office:value-type="float" office:value="3.923954" calcext:value-type="float">
            <text:p>3.9240</text:p>
          </table:table-cell>
          <table:table-cell table:style-name="ce26" office:value-type="float" office:value="4.574835" calcext:value-type="float">
            <text:p>4.5748</text:p>
          </table:table-cell>
          <table:table-cell table:style-name="ce26" office:value-type="float" office:value="4.279446" calcext:value-type="float">
            <text:p>4.2794</text:p>
          </table:table-cell>
          <table:table-cell table:style-name="ce26" office:value-type="float" office:value="4.942445" calcext:value-type="float">
            <text:p>4.9424</text:p>
          </table:table-cell>
          <table:table-cell table:style-name="ce26" office:value-type="float" office:value="4.59566" calcext:value-type="float">
            <text:p>4.5957</text:p>
          </table:table-cell>
          <table:table-cell table:style-name="ce26" office:value-type="float" office:value="3.668043" calcext:value-type="float">
            <text:p>3.6680</text:p>
          </table:table-cell>
          <table:table-cell table:style-name="ce26" office:value-type="float" office:value="5.956193" calcext:value-type="float">
            <text:p>5.9562</text:p>
          </table:table-cell>
          <table:table-cell table:number-columns-repeated="2"/>
          <table:table-cell table:style-name="ce26" office:value-type="float" office:value="5.193217" calcext:value-type="float">
            <text:p>5.1932</text:p>
          </table:table-cell>
          <table:table-cell table:style-name="ce29" table:formula="of:=(([.N46]-[.Q46])/[.N46])*100" office:value-type="float" office:value="12.809793101063" calcext:value-type="float">
            <text:p>12.8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547" calcext:value-type="float">
            <text:p>45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.816255" calcext:value-type="float">
            <text:p>3.8163</text:p>
          </table:table-cell>
          <table:table-cell table:style-name="ce26" office:value-type="float" office:value="3.737724" calcext:value-type="float">
            <text:p>3.7377</text:p>
          </table:table-cell>
          <table:table-cell table:style-name="ce26" office:value-type="float" office:value="4.060575" calcext:value-type="float">
            <text:p>4.0606</text:p>
          </table:table-cell>
          <table:table-cell table:style-name="ce26" office:value-type="float" office:value="5.263759" calcext:value-type="float">
            <text:p>5.2638</text:p>
          </table:table-cell>
          <table:table-cell table:style-name="ce26" office:value-type="float" office:value="4.526721" calcext:value-type="float">
            <text:p>4.5267</text:p>
          </table:table-cell>
          <table:table-cell table:style-name="ce26" office:value-type="float" office:value="7.778045" calcext:value-type="float">
            <text:p>7.7780</text:p>
          </table:table-cell>
          <table:table-cell table:style-name="ce26" office:value-type="float" office:value="6.003392" calcext:value-type="float">
            <text:p>6.0034</text:p>
          </table:table-cell>
          <table:table-cell table:style-name="ce26" office:value-type="float" office:value="3.832042" calcext:value-type="float">
            <text:p>3.8320</text:p>
          </table:table-cell>
          <table:table-cell table:style-name="ce26" office:value-type="float" office:value="7.778069" calcext:value-type="float">
            <text:p>7.7781</text:p>
          </table:table-cell>
          <table:table-cell table:number-columns-repeated="2"/>
          <table:table-cell table:style-name="ce26" office:value-type="float" office:value="6.984606" calcext:value-type="float">
            <text:p>6.9846</text:p>
          </table:table-cell>
          <table:table-cell table:style-name="ce29" table:formula="of:=(([.N47]-[.Q47])/[.N47])*100" office:value-type="float" office:value="10.2012851775936" calcext:value-type="float">
            <text:p>10.2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6237" calcext:value-type="float">
            <text:p>62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.860036" calcext:value-type="float">
            <text:p>3.8600</text:p>
          </table:table-cell>
          <table:table-cell table:style-name="ce26" office:value-type="float" office:value="3.793627" calcext:value-type="float">
            <text:p>3.7936</text:p>
          </table:table-cell>
          <table:table-cell table:style-name="ce26" office:value-type="float" office:value="4.035011" calcext:value-type="float">
            <text:p>4.0350</text:p>
          </table:table-cell>
          <table:table-cell table:style-name="ce26" office:value-type="float" office:value="4.315172" calcext:value-type="float">
            <text:p>4.3152</text:p>
          </table:table-cell>
          <table:table-cell table:style-name="ce26" office:value-type="float" office:value="3.31767" calcext:value-type="float">
            <text:p>3.3177</text:p>
          </table:table-cell>
          <table:table-cell table:style-name="ce26" office:value-type="float" office:value="5.504132" calcext:value-type="float">
            <text:p>5.5041</text:p>
          </table:table-cell>
          <table:table-cell table:style-name="ce26" office:value-type="float" office:value="5.184947" calcext:value-type="float">
            <text:p>5.1849</text:p>
          </table:table-cell>
          <table:table-cell table:style-name="ce26" office:value-type="float" office:value="3.896307" calcext:value-type="float">
            <text:p>3.8963</text:p>
          </table:table-cell>
          <table:table-cell table:style-name="ce26" office:value-type="float" office:value="6.549331" calcext:value-type="float">
            <text:p>6.5493</text:p>
          </table:table-cell>
          <table:table-cell table:number-columns-repeated="2"/>
          <table:table-cell table:style-name="ce26" office:value-type="float" office:value="6.940264" calcext:value-type="float">
            <text:p>6.9403</text:p>
          </table:table-cell>
          <table:table-cell table:style-name="ce29" table:formula="of:=(([.N48]-[.Q48])/[.N48])*100" office:value-type="float" office:value="-5.96905241161273" calcext:value-type="float">
            <text:p>-6.0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8096" calcext:value-type="float">
            <text:p>809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3.852756" calcext:value-type="float">
            <text:p>3.8528</text:p>
          </table:table-cell>
          <table:table-cell table:style-name="ce26" office:value-type="float" office:value="3.800377" calcext:value-type="float">
            <text:p>3.8004</text:p>
          </table:table-cell>
          <table:table-cell table:style-name="ce26" office:value-type="float" office:value="4.284743" calcext:value-type="float">
            <text:p>4.2847</text:p>
          </table:table-cell>
          <table:table-cell table:style-name="ce26" office:value-type="float" office:value="4.75408" calcext:value-type="float">
            <text:p>4.7541</text:p>
          </table:table-cell>
          <table:table-cell table:style-name="ce26" office:value-type="float" office:value="3.491458" calcext:value-type="float">
            <text:p>3.4915</text:p>
          </table:table-cell>
          <table:table-cell table:style-name="ce26" office:value-type="float" office:value="6.029948" calcext:value-type="float">
            <text:p>6.0299</text:p>
          </table:table-cell>
          <table:table-cell table:style-name="ce26" office:value-type="float" office:value="6.033136" calcext:value-type="float">
            <text:p>6.0331</text:p>
          </table:table-cell>
          <table:table-cell table:style-name="ce26" office:value-type="float" office:value="5.062495" calcext:value-type="float">
            <text:p>5.0625</text:p>
          </table:table-cell>
          <table:table-cell table:style-name="ce26" office:value-type="float" office:value="6.940206" calcext:value-type="float">
            <text:p>6.9402</text:p>
          </table:table-cell>
          <table:table-cell table:number-columns-repeated="2"/>
          <table:table-cell table:style-name="ce26" office:value-type="float" office:value="6.970955" calcext:value-type="float">
            <text:p>6.9710</text:p>
          </table:table-cell>
          <table:table-cell table:style-name="ce29" table:formula="of:=(([.N49]-[.Q49])/[.N49])*100" office:value-type="float" office:value="-0.443056013034774" calcext:value-type="float">
            <text:p>-0.4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677" calcext:value-type="float">
            <text:p>967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3.976015" calcext:value-type="float">
            <text:p>3.9760</text:p>
          </table:table-cell>
          <table:table-cell table:style-name="ce26" office:value-type="float" office:value="3.760099" calcext:value-type="float">
            <text:p>3.7601</text:p>
          </table:table-cell>
          <table:table-cell table:style-name="ce26" office:value-type="float" office:value="4.228237" calcext:value-type="float">
            <text:p>4.2282</text:p>
          </table:table-cell>
          <table:table-cell table:style-name="ce26" office:value-type="float" office:value="3.918633" calcext:value-type="float">
            <text:p>3.9186</text:p>
          </table:table-cell>
          <table:table-cell table:style-name="ce26" office:value-type="float" office:value="3.056947" calcext:value-type="float">
            <text:p>3.0569</text:p>
          </table:table-cell>
          <table:table-cell table:style-name="ce26" office:value-type="float" office:value="5.308639" calcext:value-type="float">
            <text:p>5.3086</text:p>
          </table:table-cell>
          <table:table-cell table:style-name="ce26" office:value-type="float" office:value="4.903857" calcext:value-type="float">
            <text:p>4.9039</text:p>
          </table:table-cell>
          <table:table-cell table:style-name="ce26" office:value-type="float" office:value="4.238148" calcext:value-type="float">
            <text:p>4.2381</text:p>
          </table:table-cell>
          <table:table-cell table:style-name="ce26" office:value-type="float" office:value="5.524334" calcext:value-type="float">
            <text:p>5.5243</text:p>
          </table:table-cell>
          <table:table-cell table:number-columns-repeated="2"/>
          <table:table-cell table:style-name="ce26" office:value-type="float" office:value="6.444096" calcext:value-type="float">
            <text:p>6.4441</text:p>
          </table:table-cell>
          <table:table-cell table:style-name="ce29" table:formula="of:=(([.N50]-[.Q50])/[.N50])*100" office:value-type="float" office:value="-16.6492829723909" calcext:value-type="float">
            <text:p>-16.6</text:p>
          </table:table-cell>
          <table:table-cell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923" calcext:value-type="float">
            <text:p>129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6" office:value-type="float" office:value="3.930963" calcext:value-type="float">
            <text:p>3.9310</text:p>
          </table:table-cell>
          <table:table-cell table:style-name="ce26" office:value-type="float" office:value="3.66503" calcext:value-type="float">
            <text:p>3.6650</text:p>
          </table:table-cell>
          <table:table-cell table:style-name="ce26" office:value-type="float" office:value="4.287643" calcext:value-type="float">
            <text:p>4.2876</text:p>
          </table:table-cell>
          <table:table-cell table:style-name="ce26" office:value-type="float" office:value="4.450122" calcext:value-type="float">
            <text:p>4.4501</text:p>
          </table:table-cell>
          <table:table-cell table:style-name="ce26" office:value-type="float" office:value="3.442937" calcext:value-type="float">
            <text:p>3.4429</text:p>
          </table:table-cell>
          <table:table-cell table:style-name="ce26" office:value-type="float" office:value="5.547182" calcext:value-type="float">
            <text:p>5.5472</text:p>
          </table:table-cell>
          <table:table-cell table:style-name="ce26" office:value-type="float" office:value="5.468776" calcext:value-type="float">
            <text:p>5.4688</text:p>
          </table:table-cell>
          <table:table-cell table:style-name="ce26" office:value-type="float" office:value="4.341324" calcext:value-type="float">
            <text:p>4.3413</text:p>
          </table:table-cell>
          <table:table-cell table:style-name="ce26" office:value-type="float" office:value="6.022505" calcext:value-type="float">
            <text:p>6.0225</text:p>
          </table:table-cell>
          <table:table-cell table:number-columns-repeated="2"/>
          <table:table-cell table:style-name="ce26" office:value-type="float" office:value="6.725404" calcext:value-type="float">
            <text:p>6.7254</text:p>
          </table:table-cell>
          <table:table-cell table:style-name="ce29" table:formula="of:=(([.N51]-[.Q51])/[.N51])*100" office:value-type="float" office:value="-11.6712065826429" calcext:value-type="float">
            <text:p>-11.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7"/>
          <table:table-cell table:formula="of:=SUM([.R18:.R51])" office:value-type="float" office:value="133.018445912328" calcext:value-type="float">
            <text:p>133.018445912328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53]/(6*5)" office:value-type="float" office:value="4.4339481970776" calcext:value-type="float">
            <text:p>4.4339481970776</text:p>
          </table:table-cell>
          <table:table-cell table:number-columns-repeated="3"/>
        </table:table-row>
        <table:table-row table:style-name="ro1" table:number-rows-repeated="35">
          <table:table-cell table:number-columns-repeated="21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0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759" calcext:value-type="float">
            <text:p>75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256488" calcext:value-type="float">
            <text:p>0.2565</text:p>
          </table:table-cell>
          <table:table-cell table:style-name="ce19" office:value-type="float" office:value="0.24927" calcext:value-type="float">
            <text:p>0.2493</text:p>
          </table:table-cell>
          <table:table-cell table:style-name="ce19" office:value-type="float" office:value="0.276023" calcext:value-type="float">
            <text:p>0.2760</text:p>
          </table:table-cell>
          <table:table-cell table:style-name="ce19" office:value-type="float" office:value="0.370028" calcext:value-type="float">
            <text:p>0.3700</text:p>
          </table:table-cell>
          <table:table-cell table:style-name="ce19" office:value-type="float" office:value="0.3684" calcext:value-type="float">
            <text:p>0.3684</text:p>
          </table:table-cell>
          <table:table-cell table:style-name="ce19" office:value-type="float" office:value="0.370766" calcext:value-type="float">
            <text:p>0.3708</text:p>
          </table:table-cell>
          <table:table-cell table:style-name="ce19" office:value-type="float" office:value="0.370048" calcext:value-type="float">
            <text:p>0.3700</text:p>
          </table:table-cell>
          <table:table-cell table:style-name="ce19" office:value-type="float" office:value="0.36274" calcext:value-type="float">
            <text:p>0.3627</text:p>
          </table:table-cell>
          <table:table-cell table:style-name="ce19" office:value-type="float" office:value="0.375776" calcext:value-type="float">
            <text:p>0.375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1503" calcext:value-type="float">
            <text:p>150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258181" calcext:value-type="float">
            <text:p>0.2582</text:p>
          </table:table-cell>
          <table:table-cell table:style-name="ce19" office:value-type="float" office:value="0.252279" calcext:value-type="float">
            <text:p>0.2523</text:p>
          </table:table-cell>
          <table:table-cell table:style-name="ce19" office:value-type="float" office:value="0.274511" calcext:value-type="float">
            <text:p>0.2745</text:p>
          </table:table-cell>
          <table:table-cell table:style-name="ce19" office:value-type="float" office:value="0.333109" calcext:value-type="float">
            <text:p>0.3331</text:p>
          </table:table-cell>
          <table:table-cell table:style-name="ce19" office:value-type="float" office:value="0.301431" calcext:value-type="float">
            <text:p>0.3014</text:p>
          </table:table-cell>
          <table:table-cell table:style-name="ce19" office:value-type="float" office:value="0.365853" calcext:value-type="float">
            <text:p>0.3659</text:p>
          </table:table-cell>
          <table:table-cell table:style-name="ce19" office:value-type="float" office:value="0.364812" calcext:value-type="float">
            <text:p>0.3648</text:p>
          </table:table-cell>
          <table:table-cell table:style-name="ce19" office:value-type="float" office:value="0.359841" calcext:value-type="float">
            <text:p>0.3598</text:p>
          </table:table-cell>
          <table:table-cell table:style-name="ce19" office:value-type="float" office:value="0.369749" calcext:value-type="float">
            <text:p>0.369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2306" calcext:value-type="float">
            <text:p>230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261941" calcext:value-type="float">
            <text:p>0.2619</text:p>
          </table:table-cell>
          <table:table-cell table:style-name="ce19" office:value-type="float" office:value="0.255739" calcext:value-type="float">
            <text:p>0.2557</text:p>
          </table:table-cell>
          <table:table-cell table:style-name="ce19" office:value-type="float" office:value="0.283259" calcext:value-type="float">
            <text:p>0.2833</text:p>
          </table:table-cell>
          <table:table-cell table:style-name="ce19" office:value-type="float" office:value="0.331249" calcext:value-type="float">
            <text:p>0.3312</text:p>
          </table:table-cell>
          <table:table-cell table:style-name="ce19" office:value-type="float" office:value="0.309047" calcext:value-type="float">
            <text:p>0.3090</text:p>
          </table:table-cell>
          <table:table-cell table:style-name="ce19" office:value-type="float" office:value="0.375665" calcext:value-type="float">
            <text:p>0.3757</text:p>
          </table:table-cell>
          <table:table-cell table:style-name="ce19" office:value-type="float" office:value="0.374775" calcext:value-type="float">
            <text:p>0.3748</text:p>
          </table:table-cell>
          <table:table-cell table:style-name="ce19" office:value-type="float" office:value="0.369526" calcext:value-type="float">
            <text:p>0.3695</text:p>
          </table:table-cell>
          <table:table-cell table:style-name="ce19" office:value-type="float" office:value="0.379119" calcext:value-type="float">
            <text:p>0.3791</text:p>
          </table:table-cell>
          <table:table-cell table:number-columns-repeated="7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1" office:value-type="float" office:value="3084" calcext:value-type="float">
            <text:p>308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266469" calcext:value-type="float">
            <text:p>0.2665</text:p>
          </table:table-cell>
          <table:table-cell table:style-name="ce19" office:value-type="float" office:value="0.259841" calcext:value-type="float">
            <text:p>0.2598</text:p>
          </table:table-cell>
          <table:table-cell table:style-name="ce19" office:value-type="float" office:value="0.285035" calcext:value-type="float">
            <text:p>0.2850</text:p>
          </table:table-cell>
          <table:table-cell table:style-name="ce19" office:value-type="float" office:value="0.325459" calcext:value-type="float">
            <text:p>0.3255</text:p>
          </table:table-cell>
          <table:table-cell table:style-name="ce19" office:value-type="float" office:value="0.307288" calcext:value-type="float">
            <text:p>0.3073</text:p>
          </table:table-cell>
          <table:table-cell table:style-name="ce19" office:value-type="float" office:value="0.376609" calcext:value-type="float">
            <text:p>0.3766</text:p>
          </table:table-cell>
          <table:table-cell table:style-name="ce19" office:value-type="float" office:value="0.375594" calcext:value-type="float">
            <text:p>0.3756</text:p>
          </table:table-cell>
          <table:table-cell table:style-name="ce19" office:value-type="float" office:value="0.370228" calcext:value-type="float">
            <text:p>0.3702</text:p>
          </table:table-cell>
          <table:table-cell table:style-name="ce19" office:value-type="float" office:value="0.381631" calcext:value-type="float">
            <text:p>0.3816</text:p>
          </table:table-cell>
          <table:table-cell table:number-columns-repeated="7"/>
        </table:table-row>
        <table:table-row table:style-name="ro1">
          <table:table-cell table:style-name="ce21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886" calcext:value-type="float">
            <text:p>388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0.271819" calcext:value-type="float">
            <text:p>0.2718</text:p>
          </table:table-cell>
          <table:table-cell table:style-name="ce26" office:value-type="float" office:value="0.267276" calcext:value-type="float">
            <text:p>0.2673</text:p>
          </table:table-cell>
          <table:table-cell table:style-name="ce26" office:value-type="float" office:value="0.276583" calcext:value-type="float">
            <text:p>0.2766</text:p>
          </table:table-cell>
          <table:table-cell table:style-name="ce26" office:value-type="float" office:value="0.332626" calcext:value-type="float">
            <text:p>0.3326</text:p>
          </table:table-cell>
          <table:table-cell table:style-name="ce26" office:value-type="float" office:value="0.310293" calcext:value-type="float">
            <text:p>0.3103</text:p>
          </table:table-cell>
          <table:table-cell table:style-name="ce26" office:value-type="float" office:value="0.4122" calcext:value-type="float">
            <text:p>0.4122</text:p>
          </table:table-cell>
          <table:table-cell table:style-name="ce26" office:value-type="float" office:value="0.412223" calcext:value-type="float">
            <text:p>0.4122</text:p>
          </table:table-cell>
          <table:table-cell table:style-name="ce26" office:value-type="float" office:value="0.380689" calcext:value-type="float">
            <text:p>0.3807</text:p>
          </table:table-cell>
          <table:table-cell table:style-name="ce26" office:value-type="float" office:value="0.425371" calcext:value-type="float">
            <text:p>0.4254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31620" calcext:value-type="float">
            <text:p>31620</text:p>
          </table:table-cell>
          <table:table-cell table:style-name="ce21" office:value-type="float" office:value="4677" calcext:value-type="float">
            <text:p>467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283288" calcext:value-type="float">
            <text:p>0.2833</text:p>
          </table:table-cell>
          <table:table-cell table:style-name="ce19" office:value-type="float" office:value="0.277399" calcext:value-type="float">
            <text:p>0.2774</text:p>
          </table:table-cell>
          <table:table-cell table:style-name="ce19" office:value-type="float" office:value="0.294608" calcext:value-type="float">
            <text:p>0.2946</text:p>
          </table:table-cell>
          <table:table-cell table:style-name="ce19" office:value-type="float" office:value="0.327903" calcext:value-type="float">
            <text:p>0.3279</text:p>
          </table:table-cell>
          <table:table-cell table:style-name="ce19" office:value-type="float" office:value="0.311241" calcext:value-type="float">
            <text:p>0.3112</text:p>
          </table:table-cell>
          <table:table-cell table:style-name="ce26" office:value-type="float" office:value="0.380115" calcext:value-type="float">
            <text:p>0.3801</text:p>
          </table:table-cell>
          <table:table-cell table:style-name="ce19" office:value-type="float" office:value="0.379758" calcext:value-type="float">
            <text:p>0.3798</text:p>
          </table:table-cell>
          <table:table-cell table:style-name="ce19" office:value-type="float" office:value="0.375052" calcext:value-type="float">
            <text:p>0.3751</text:p>
          </table:table-cell>
          <table:table-cell table:style-name="ce19" office:value-type="float" office:value="0.383529" calcext:value-type="float">
            <text:p>0.3835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style-name="ce19" table:number-columns-repeated="5"/>
          <table:table-cell table:style-name="ce26"/>
          <table:table-cell table:style-name="ce19" table:number-columns-repeated="3"/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1073" calcext:value-type="float">
            <text:p>107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.551453" calcext:value-type="float">
            <text:p>0.5515</text:p>
          </table:table-cell>
          <table:table-cell table:style-name="ce19" office:value-type="float" office:value="0.523822" calcext:value-type="float">
            <text:p>0.5238</text:p>
          </table:table-cell>
          <table:table-cell table:style-name="ce19" office:value-type="float" office:value="0.602943" calcext:value-type="float">
            <text:p>0.6029</text:p>
          </table:table-cell>
          <table:table-cell table:style-name="ce19" office:value-type="float" office:value="0.808124" calcext:value-type="float">
            <text:p>0.8081</text:p>
          </table:table-cell>
          <table:table-cell table:style-name="ce19" office:value-type="float" office:value="0.723755" calcext:value-type="float">
            <text:p>0.7238</text:p>
          </table:table-cell>
          <table:table-cell table:style-name="ce26" office:value-type="float" office:value="0.808477" calcext:value-type="float">
            <text:p>0.8085</text:p>
          </table:table-cell>
          <table:table-cell table:style-name="ce19" office:value-type="float" office:value="0.809037" calcext:value-type="float">
            <text:p>0.8090</text:p>
          </table:table-cell>
          <table:table-cell table:style-name="ce19" office:value-type="float" office:value="0.720956" calcext:value-type="float">
            <text:p>0.7210</text:p>
          </table:table-cell>
          <table:table-cell table:style-name="ce19" office:value-type="float" office:value="1.030583" calcext:value-type="float">
            <text:p>1.0306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2126" calcext:value-type="float">
            <text:p>212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0.551184" calcext:value-type="float">
            <text:p>0.5512</text:p>
          </table:table-cell>
          <table:table-cell table:style-name="ce19" office:value-type="float" office:value="0.521858" calcext:value-type="float">
            <text:p>0.5219</text:p>
          </table:table-cell>
          <table:table-cell table:style-name="ce19" office:value-type="float" office:value="0.600036" calcext:value-type="float">
            <text:p>0.6000</text:p>
          </table:table-cell>
          <table:table-cell table:style-name="ce19" office:value-type="float" office:value="0.742926" calcext:value-type="float">
            <text:p>0.7429</text:p>
          </table:table-cell>
          <table:table-cell table:style-name="ce19" office:value-type="float" office:value="0.647636" calcext:value-type="float">
            <text:p>0.6476</text:p>
          </table:table-cell>
          <table:table-cell table:style-name="ce26" office:value-type="float" office:value="0.812861" calcext:value-type="float">
            <text:p>0.8129</text:p>
          </table:table-cell>
          <table:table-cell table:style-name="ce19" office:value-type="float" office:value="0.811192" calcext:value-type="float">
            <text:p>0.8112</text:p>
          </table:table-cell>
          <table:table-cell table:style-name="ce19" office:value-type="float" office:value="0.72326" calcext:value-type="float">
            <text:p>0.7233</text:p>
          </table:table-cell>
          <table:table-cell table:style-name="ce19" office:value-type="float" office:value="1.066427" calcext:value-type="float">
            <text:p>1.0664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3262" calcext:value-type="float">
            <text:p>326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.542293" calcext:value-type="float">
            <text:p>0.5423</text:p>
          </table:table-cell>
          <table:table-cell table:style-name="ce19" office:value-type="float" office:value="0.512789" calcext:value-type="float">
            <text:p>0.5128</text:p>
          </table:table-cell>
          <table:table-cell table:style-name="ce19" office:value-type="float" office:value="0.566345" calcext:value-type="float">
            <text:p>0.5663</text:p>
          </table:table-cell>
          <table:table-cell table:style-name="ce19" office:value-type="float" office:value="0.657941" calcext:value-type="float">
            <text:p>0.6579</text:p>
          </table:table-cell>
          <table:table-cell table:style-name="ce19" office:value-type="float" office:value="0.613534" calcext:value-type="float">
            <text:p>0.6135</text:p>
          </table:table-cell>
          <table:table-cell table:style-name="ce26" office:value-type="float" office:value="0.730653" calcext:value-type="float">
            <text:p>0.7307</text:p>
          </table:table-cell>
          <table:table-cell table:style-name="ce19" office:value-type="float" office:value="0.72584" calcext:value-type="float">
            <text:p>0.7258</text:p>
          </table:table-cell>
          <table:table-cell table:style-name="ce19" office:value-type="float" office:value="0.718665" calcext:value-type="float">
            <text:p>0.7187</text:p>
          </table:table-cell>
          <table:table-cell table:style-name="ce19" office:value-type="float" office:value="0.730922" calcext:value-type="float">
            <text:p>0.7309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4361" calcext:value-type="float">
            <text:p>436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0.559915" calcext:value-type="float">
            <text:p>0.5599</text:p>
          </table:table-cell>
          <table:table-cell table:style-name="ce19" office:value-type="float" office:value="0.522293" calcext:value-type="float">
            <text:p>0.5223</text:p>
          </table:table-cell>
          <table:table-cell table:style-name="ce19" office:value-type="float" office:value="0.614854" calcext:value-type="float">
            <text:p>0.6149</text:p>
          </table:table-cell>
          <table:table-cell table:style-name="ce19" office:value-type="float" office:value="0.691936" calcext:value-type="float">
            <text:p>0.6919</text:p>
          </table:table-cell>
          <table:table-cell table:style-name="ce19" office:value-type="float" office:value="0.634121" calcext:value-type="float">
            <text:p>0.6341</text:p>
          </table:table-cell>
          <table:table-cell table:style-name="ce26" office:value-type="float" office:value="0.791243" calcext:value-type="float">
            <text:p>0.7912</text:p>
          </table:table-cell>
          <table:table-cell table:style-name="ce19" office:value-type="float" office:value="0.793049" calcext:value-type="float">
            <text:p>0.7930</text:p>
          </table:table-cell>
          <table:table-cell table:style-name="ce19" office:value-type="float" office:value="0.724035" calcext:value-type="float">
            <text:p>0.7240</text:p>
          </table:table-cell>
          <table:table-cell table:style-name="ce19" office:value-type="float" office:value="0.986455" calcext:value-type="float">
            <text:p>0.9865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5496" calcext:value-type="float">
            <text:p>549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558211" calcext:value-type="float">
            <text:p>0.5582</text:p>
          </table:table-cell>
          <table:table-cell table:style-name="ce19" office:value-type="float" office:value="0.516575" calcext:value-type="float">
            <text:p>0.5166</text:p>
          </table:table-cell>
          <table:table-cell table:style-name="ce19" office:value-type="float" office:value="0.597883" calcext:value-type="float">
            <text:p>0.5979</text:p>
          </table:table-cell>
          <table:table-cell table:style-name="ce19" office:value-type="float" office:value="0.64624" calcext:value-type="float">
            <text:p>0.6462</text:p>
          </table:table-cell>
          <table:table-cell table:style-name="ce19" office:value-type="float" office:value="0.616439" calcext:value-type="float">
            <text:p>0.6164</text:p>
          </table:table-cell>
          <table:table-cell table:style-name="ce26" office:value-type="float" office:value="0.73671" calcext:value-type="float">
            <text:p>0.7367</text:p>
          </table:table-cell>
          <table:table-cell table:style-name="ce19" office:value-type="float" office:value="0.736234" calcext:value-type="float">
            <text:p>0.7362</text:p>
          </table:table-cell>
          <table:table-cell table:style-name="ce19" office:value-type="float" office:value="0.726865" calcext:value-type="float">
            <text:p>0.7269</text:p>
          </table:table-cell>
          <table:table-cell table:style-name="ce19" office:value-type="float" office:value="0.743323" calcext:value-type="float">
            <text:p>0.7433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44720" calcext:value-type="float">
            <text:p>44720</text:p>
          </table:table-cell>
          <table:table-cell table:style-name="ce21" office:value-type="float" office:value="6614" calcext:value-type="float">
            <text:p>661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0.594934" calcext:value-type="float">
            <text:p>0.5949</text:p>
          </table:table-cell>
          <table:table-cell table:style-name="ce19" office:value-type="float" office:value="0.533014" calcext:value-type="float">
            <text:p>0.5330</text:p>
          </table:table-cell>
          <table:table-cell table:style-name="ce19" office:value-type="float" office:value="0.64759" calcext:value-type="float">
            <text:p>0.6476</text:p>
          </table:table-cell>
          <table:table-cell table:style-name="ce19" office:value-type="float" office:value="0.682248" calcext:value-type="float">
            <text:p>0.6822</text:p>
          </table:table-cell>
          <table:table-cell table:style-name="ce19" office:value-type="float" office:value="0.645561" calcext:value-type="float">
            <text:p>0.6456</text:p>
          </table:table-cell>
          <table:table-cell table:style-name="ce26" office:value-type="float" office:value="0.805217" calcext:value-type="float">
            <text:p>0.8052</text:p>
          </table:table-cell>
          <table:table-cell table:style-name="ce19" office:value-type="float" office:value="0.804049" calcext:value-type="float">
            <text:p>0.8040</text:p>
          </table:table-cell>
          <table:table-cell table:style-name="ce19" office:value-type="float" office:value="0.726825" calcext:value-type="float">
            <text:p>0.7268</text:p>
          </table:table-cell>
          <table:table-cell table:style-name="ce19" office:value-type="float" office:value="1.154636" calcext:value-type="float">
            <text:p>1.1546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style-name="ce19" table:number-columns-repeated="2"/>
          <table:table-cell table:style-name="ce19" office:value-type="string" calcext:value-type="string">
            <text:p>dm</text:p>
          </table:table-cell>
          <table:table-cell table:style-name="ce19" table:number-columns-repeated="2"/>
          <table:table-cell table:style-name="ce26" office:value-type="string" calcext:value-type="string">
            <text:p>nm</text:p>
          </table:table-cell>
          <table:table-cell table:style-name="ce19" table:number-columns-repeated="2"/>
          <table:table-cell table:style-name="ce19" office:value-type="string" calcext:value-type="string">
            <text:p>tm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.235473" calcext:value-type="float">
            <text:p>1.2355</text:p>
          </table:table-cell>
          <table:table-cell table:style-name="ce19" office:value-type="float" office:value="1.220008" calcext:value-type="float">
            <text:p>1.2200</text:p>
          </table:table-cell>
          <table:table-cell table:style-name="ce19" office:value-type="float" office:value="1.300236" calcext:value-type="float">
            <text:p>1.3002</text:p>
          </table:table-cell>
          <table:table-cell table:style-name="ce19" office:value-type="float" office:value="1.589923" calcext:value-type="float">
            <text:p>1.5899</text:p>
          </table:table-cell>
          <table:table-cell table:style-name="ce19" office:value-type="float" office:value="1.447124" calcext:value-type="float">
            <text:p>1.4471</text:p>
          </table:table-cell>
          <table:table-cell table:style-name="ce26" office:value-type="float" office:value="1.593767" calcext:value-type="float">
            <text:p>1.5938</text:p>
          </table:table-cell>
          <table:table-cell table:style-name="ce19" office:value-type="float" office:value="1.590619" calcext:value-type="float">
            <text:p>1.5906</text:p>
          </table:table-cell>
          <table:table-cell table:style-name="ce19" office:value-type="float" office:value="1.431129" calcext:value-type="float">
            <text:p>1.4311</text:p>
          </table:table-cell>
          <table:table-cell table:style-name="ce19" office:value-type="float" office:value="1.916969" calcext:value-type="float">
            <text:p>1.9170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3007" calcext:value-type="float">
            <text:p>300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.249929" calcext:value-type="float">
            <text:p>1.2499</text:p>
          </table:table-cell>
          <table:table-cell table:style-name="ce19" office:value-type="float" office:value="1.222578" calcext:value-type="float">
            <text:p>1.2226</text:p>
          </table:table-cell>
          <table:table-cell table:style-name="ce19" office:value-type="float" office:value="1.360594" calcext:value-type="float">
            <text:p>1.3606</text:p>
          </table:table-cell>
          <table:table-cell table:style-name="ce19" office:value-type="float" office:value="1.577882" calcext:value-type="float">
            <text:p>1.5779</text:p>
          </table:table-cell>
          <table:table-cell table:style-name="ce19" office:value-type="float" office:value="1.350522" calcext:value-type="float">
            <text:p>1.3505</text:p>
          </table:table-cell>
          <table:table-cell table:style-name="ce19" office:value-type="float" office:value="1.711609" calcext:value-type="float">
            <text:p>1.7116</text:p>
          </table:table-cell>
          <table:table-cell table:style-name="ce19" office:value-type="float" office:value="1.71045" calcext:value-type="float">
            <text:p>1.7105</text:p>
          </table:table-cell>
          <table:table-cell table:style-name="ce19" office:value-type="float" office:value="1.447849" calcext:value-type="float">
            <text:p>1.4478</text:p>
          </table:table-cell>
          <table:table-cell table:style-name="ce19" office:value-type="float" office:value="2.14681" calcext:value-type="float">
            <text:p>2.146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4614" calcext:value-type="float">
            <text:p>46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1.248993" calcext:value-type="float">
            <text:p>1.2490</text:p>
          </table:table-cell>
          <table:table-cell table:style-name="ce19" office:value-type="float" office:value="1.218465" calcext:value-type="float">
            <text:p>1.2185</text:p>
          </table:table-cell>
          <table:table-cell table:style-name="ce19" office:value-type="float" office:value="1.387676" calcext:value-type="float">
            <text:p>1.3877</text:p>
          </table:table-cell>
          <table:table-cell table:style-name="ce19" office:value-type="float" office:value="1.612037" calcext:value-type="float">
            <text:p>1.6120</text:p>
          </table:table-cell>
          <table:table-cell table:style-name="ce19" office:value-type="float" office:value="1.412926" calcext:value-type="float">
            <text:p>1.4129</text:p>
          </table:table-cell>
          <table:table-cell table:style-name="ce19" office:value-type="float" office:value="1.916033" calcext:value-type="float">
            <text:p>1.9160</text:p>
          </table:table-cell>
          <table:table-cell table:style-name="ce19" office:value-type="float" office:value="1.826014" calcext:value-type="float">
            <text:p>1.8260</text:p>
          </table:table-cell>
          <table:table-cell table:style-name="ce19" office:value-type="float" office:value="1.46234" calcext:value-type="float">
            <text:p>1.4623</text:p>
          </table:table-cell>
          <table:table-cell table:style-name="ce19" office:value-type="float" office:value="2.508232" calcext:value-type="float">
            <text:p>2.5082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6168" calcext:value-type="float">
            <text:p>616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1.25614" calcext:value-type="float">
            <text:p>1.2561</text:p>
          </table:table-cell>
          <table:table-cell table:style-name="ce19" office:value-type="float" office:value="1.21658" calcext:value-type="float">
            <text:p>1.2166</text:p>
          </table:table-cell>
          <table:table-cell table:style-name="ce19" office:value-type="float" office:value="1.445315" calcext:value-type="float">
            <text:p>1.4453</text:p>
          </table:table-cell>
          <table:table-cell table:style-name="ce19" office:value-type="float" office:value="1.59516" calcext:value-type="float">
            <text:p>1.5952</text:p>
          </table:table-cell>
          <table:table-cell table:style-name="ce19" office:value-type="float" office:value="1.359923" calcext:value-type="float">
            <text:p>1.3599</text:p>
          </table:table-cell>
          <table:table-cell table:style-name="ce19" office:value-type="float" office:value="1.937636" calcext:value-type="float">
            <text:p>1.9376</text:p>
          </table:table-cell>
          <table:table-cell table:style-name="ce19" office:value-type="float" office:value="1.867764" calcext:value-type="float">
            <text:p>1.8678</text:p>
          </table:table-cell>
          <table:table-cell table:style-name="ce19" office:value-type="float" office:value="1.461154" calcext:value-type="float">
            <text:p>1.4612</text:p>
          </table:table-cell>
          <table:table-cell table:style-name="ce19" office:value-type="float" office:value="2.638735" calcext:value-type="float">
            <text:p>2.638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7774" calcext:value-type="float">
            <text:p>777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323827" calcext:value-type="float">
            <text:p>1.3238</text:p>
          </table:table-cell>
          <table:table-cell table:style-name="ce19" office:value-type="float" office:value="1.265374" calcext:value-type="float">
            <text:p>1.2654</text:p>
          </table:table-cell>
          <table:table-cell table:style-name="ce19" office:value-type="float" office:value="1.613685" calcext:value-type="float">
            <text:p>1.6137</text:p>
          </table:table-cell>
          <table:table-cell table:style-name="ce19" office:value-type="float" office:value="1.664716" calcext:value-type="float">
            <text:p>1.6647</text:p>
          </table:table-cell>
          <table:table-cell table:style-name="ce19" office:value-type="float" office:value="1.436681" calcext:value-type="float">
            <text:p>1.4367</text:p>
          </table:table-cell>
          <table:table-cell table:style-name="ce19" office:value-type="float" office:value="2.0628" calcext:value-type="float">
            <text:p>2.0628</text:p>
          </table:table-cell>
          <table:table-cell table:style-name="ce19" office:value-type="float" office:value="2.014272" calcext:value-type="float">
            <text:p>2.0143</text:p>
          </table:table-cell>
          <table:table-cell table:style-name="ce19" office:value-type="float" office:value="1.514304" calcext:value-type="float">
            <text:p>1.5143</text:p>
          </table:table-cell>
          <table:table-cell table:style-name="ce19" office:value-type="float" office:value="2.84897" calcext:value-type="float">
            <text:p>2.8490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63250" calcext:value-type="float">
            <text:p>63250</text:p>
          </table:table-cell>
          <table:table-cell table:style-name="ce21" office:value-type="float" office:value="9355" calcext:value-type="float">
            <text:p>935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1.300981" calcext:value-type="float">
            <text:p>1.3010</text:p>
          </table:table-cell>
          <table:table-cell table:style-name="ce19" office:value-type="float" office:value="1.246772" calcext:value-type="float">
            <text:p>1.2468</text:p>
          </table:table-cell>
          <table:table-cell table:style-name="ce19" office:value-type="float" office:value="1.448998" calcext:value-type="float">
            <text:p>1.4490</text:p>
          </table:table-cell>
          <table:table-cell table:style-name="ce19" office:value-type="float" office:value="1.652019" calcext:value-type="float">
            <text:p>1.6520</text:p>
          </table:table-cell>
          <table:table-cell table:style-name="ce19" office:value-type="float" office:value="1.385072" calcext:value-type="float">
            <text:p>1.3851</text:p>
          </table:table-cell>
          <table:table-cell table:style-name="ce19" office:value-type="float" office:value="2.30573" calcext:value-type="float">
            <text:p>2.3057</text:p>
          </table:table-cell>
          <table:table-cell table:style-name="ce19" office:value-type="float" office:value="2.120288" calcext:value-type="float">
            <text:p>2.1203</text:p>
          </table:table-cell>
          <table:table-cell table:style-name="ce19" office:value-type="float" office:value="1.497679" calcext:value-type="float">
            <text:p>1.4977</text:p>
          </table:table-cell>
          <table:table-cell table:style-name="ce19" office:value-type="float" office:value="2.984054" calcext:value-type="float">
            <text:p>2.9841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number-columns-repeated="16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2146" calcext:value-type="float">
            <text:p>214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.860852" calcext:value-type="float">
            <text:p>2.8609</text:p>
          </table:table-cell>
          <table:table-cell table:style-name="ce19" office:value-type="float" office:value="2.785197" calcext:value-type="float">
            <text:p>2.7852</text:p>
          </table:table-cell>
          <table:table-cell table:style-name="ce19" office:value-type="float" office:value="2.978763" calcext:value-type="float">
            <text:p>2.9788</text:p>
          </table:table-cell>
          <table:table-cell table:style-name="ce19" office:value-type="float" office:value="3.601697" calcext:value-type="float">
            <text:p>3.6017</text:p>
          </table:table-cell>
          <table:table-cell table:style-name="ce19" office:value-type="float" office:value="3.293386" calcext:value-type="float">
            <text:p>3.2934</text:p>
          </table:table-cell>
          <table:table-cell table:style-name="ce19" office:value-type="float" office:value="3.7399" calcext:value-type="float">
            <text:p>3.7399</text:p>
          </table:table-cell>
          <table:table-cell table:style-name="ce19" office:value-type="float" office:value="3.601721" calcext:value-type="float">
            <text:p>3.6017</text:p>
          </table:table-cell>
          <table:table-cell table:style-name="ce19" office:value-type="float" office:value="3.000405" calcext:value-type="float">
            <text:p>3.0004</text:p>
          </table:table-cell>
          <table:table-cell table:style-name="ce19" office:value-type="float" office:value="4.979158" calcext:value-type="float">
            <text:p>4.9792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4252" calcext:value-type="float">
            <text:p>425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81951" calcext:value-type="float">
            <text:p>2.8820</text:p>
          </table:table-cell>
          <table:table-cell table:style-name="ce19" office:value-type="float" office:value="2.780516" calcext:value-type="float">
            <text:p>2.7805</text:p>
          </table:table-cell>
          <table:table-cell table:style-name="ce19" office:value-type="float" office:value="3.10669" calcext:value-type="float">
            <text:p>3.1067</text:p>
          </table:table-cell>
          <table:table-cell table:style-name="ce19" office:value-type="float" office:value="3.57801" calcext:value-type="float">
            <text:p>3.5780</text:p>
          </table:table-cell>
          <table:table-cell table:style-name="ce19" office:value-type="float" office:value="2.98042" calcext:value-type="float">
            <text:p>2.9804</text:p>
          </table:table-cell>
          <table:table-cell table:style-name="ce19" office:value-type="float" office:value="4.027569" calcext:value-type="float">
            <text:p>4.0276</text:p>
          </table:table-cell>
          <table:table-cell table:style-name="ce19" office:value-type="float" office:value="3.883851" calcext:value-type="float">
            <text:p>3.8839</text:p>
          </table:table-cell>
          <table:table-cell table:style-name="ce19" office:value-type="float" office:value="2.998334" calcext:value-type="float">
            <text:p>2.9983</text:p>
          </table:table-cell>
          <table:table-cell table:style-name="ce19" office:value-type="float" office:value="5.400847" calcext:value-type="float">
            <text:p>5.400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6525" calcext:value-type="float">
            <text:p>652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2.894522" calcext:value-type="float">
            <text:p>2.8945</text:p>
          </table:table-cell>
          <table:table-cell table:style-name="ce19" office:value-type="float" office:value="2.817583" calcext:value-type="float">
            <text:p>2.8176</text:p>
          </table:table-cell>
          <table:table-cell table:style-name="ce19" office:value-type="float" office:value="3.104976" calcext:value-type="float">
            <text:p>3.1050</text:p>
          </table:table-cell>
          <table:table-cell table:style-name="ce19" office:value-type="float" office:value="3.621979" calcext:value-type="float">
            <text:p>3.6220</text:p>
          </table:table-cell>
          <table:table-cell table:style-name="ce19" office:value-type="float" office:value="3.130643" calcext:value-type="float">
            <text:p>3.1306</text:p>
          </table:table-cell>
          <table:table-cell table:style-name="ce19" office:value-type="float" office:value="4.889982" calcext:value-type="float">
            <text:p>4.8900</text:p>
          </table:table-cell>
          <table:table-cell table:style-name="ce19" office:value-type="float" office:value="4.232349" calcext:value-type="float">
            <text:p>4.2323</text:p>
          </table:table-cell>
          <table:table-cell table:style-name="ce19" office:value-type="float" office:value="3.033043" calcext:value-type="float">
            <text:p>3.0330</text:p>
          </table:table-cell>
          <table:table-cell table:style-name="ce19" office:value-type="float" office:value="5.2107" calcext:value-type="float">
            <text:p>5.210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8724" calcext:value-type="float">
            <text:p>872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2.878745" calcext:value-type="float">
            <text:p>2.8787</text:p>
          </table:table-cell>
          <table:table-cell table:style-name="ce19" office:value-type="float" office:value="2.727667" calcext:value-type="float">
            <text:p>2.7277</text:p>
          </table:table-cell>
          <table:table-cell table:style-name="ce19" office:value-type="float" office:value="3.017213" calcext:value-type="float">
            <text:p>3.0172</text:p>
          </table:table-cell>
          <table:table-cell table:style-name="ce19" office:value-type="float" office:value="3.850631" calcext:value-type="float">
            <text:p>3.8506</text:p>
          </table:table-cell>
          <table:table-cell table:style-name="ce19" office:value-type="float" office:value="2.868904" calcext:value-type="float">
            <text:p>2.8689</text:p>
          </table:table-cell>
          <table:table-cell table:style-name="ce19" office:value-type="float" office:value="5.371105" calcext:value-type="float">
            <text:p>5.3711</text:p>
          </table:table-cell>
          <table:table-cell table:style-name="ce19" office:value-type="float" office:value="4.687133" calcext:value-type="float">
            <text:p>4.6871</text:p>
          </table:table-cell>
          <table:table-cell table:style-name="ce19" office:value-type="float" office:value="2.996224" calcext:value-type="float">
            <text:p>2.9962</text:p>
          </table:table-cell>
          <table:table-cell table:style-name="ce19" office:value-type="float" office:value="5.397095" calcext:value-type="float">
            <text:p>5.3971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0994" calcext:value-type="float">
            <text:p>1099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2.954884" calcext:value-type="float">
            <text:p>2.9549</text:p>
          </table:table-cell>
          <table:table-cell table:style-name="ce19" office:value-type="float" office:value="2.892815" calcext:value-type="float">
            <text:p>2.8928</text:p>
          </table:table-cell>
          <table:table-cell table:style-name="ce19" office:value-type="float" office:value="3.135257" calcext:value-type="float">
            <text:p>3.1353</text:p>
          </table:table-cell>
          <table:table-cell table:style-name="ce19" office:value-type="float" office:value="4.29628" calcext:value-type="float">
            <text:p>4.2963</text:p>
          </table:table-cell>
          <table:table-cell table:style-name="ce19" office:value-type="float" office:value="3.308949" calcext:value-type="float">
            <text:p>3.3089</text:p>
          </table:table-cell>
          <table:table-cell table:style-name="ce19" office:value-type="float" office:value="5.260805" calcext:value-type="float">
            <text:p>5.2608</text:p>
          </table:table-cell>
          <table:table-cell table:style-name="ce19" office:value-type="float" office:value="5.261726" calcext:value-type="float">
            <text:p>5.2617</text:p>
          </table:table-cell>
          <table:table-cell table:style-name="ce19" office:value-type="float" office:value="4.159327" calcext:value-type="float">
            <text:p>4.1593</text:p>
          </table:table-cell>
          <table:table-cell table:style-name="ce19" office:value-type="float" office:value="6.214622" calcext:value-type="float">
            <text:p>6.2146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float" office:value="89450" calcext:value-type="float">
            <text:p>89450</text:p>
          </table:table-cell>
          <table:table-cell table:style-name="ce21" office:value-type="float" office:value="13230" calcext:value-type="float">
            <text:p>1323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2.984276" calcext:value-type="float">
            <text:p>2.9843</text:p>
          </table:table-cell>
          <table:table-cell table:style-name="ce19" office:value-type="float" office:value="2.807376" calcext:value-type="float">
            <text:p>2.8074</text:p>
          </table:table-cell>
          <table:table-cell table:style-name="ce19" office:value-type="float" office:value="3.255697" calcext:value-type="float">
            <text:p>3.2557</text:p>
          </table:table-cell>
          <table:table-cell table:style-name="ce19" office:value-type="float" office:value="4.057946" calcext:value-type="float">
            <text:p>4.0579</text:p>
          </table:table-cell>
          <table:table-cell table:style-name="ce19" office:value-type="float" office:value="3.256762" calcext:value-type="float">
            <text:p>3.2568</text:p>
          </table:table-cell>
          <table:table-cell table:style-name="ce19" office:value-type="float" office:value="5.437339" calcext:value-type="float">
            <text:p>5.4373</text:p>
          </table:table-cell>
          <table:table-cell table:style-name="ce19" office:value-type="float" office:value="5.149996" calcext:value-type="float">
            <text:p>5.1500</text:p>
          </table:table-cell>
          <table:table-cell table:style-name="ce19" office:value-type="float" office:value="3.96831" calcext:value-type="float">
            <text:p>3.9683</text:p>
          </table:table-cell>
          <table:table-cell table:style-name="ce19" office:value-type="float" office:value="6.52761" calcext:value-type="float">
            <text:p>6.5276</text:p>
          </table:table-cell>
          <table:table-cell table:number-columns-repeated="7"/>
        </table:table-row>
        <table:table-row table:style-name="ro1">
          <table:table-cell table:style-name="ce21" table:number-columns-repeated="5"/>
          <table:table-cell table:style-name="ce19" table:number-columns-repeated="9"/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399" calcext:value-type="float">
            <text:p>23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table:style-name="ce26"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753" calcext:value-type="float">
            <text:p>475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table:style-name="ce26"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7294" calcext:value-type="float">
            <text:p>72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table:style-name="ce26"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752" calcext:value-type="float">
            <text:p>97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table:style-name="ce26"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290" calcext:value-type="float">
            <text:p>1229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table:style-name="ce26"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4790" calcext:value-type="float">
            <text:p>147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table:style-name="ce26"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5:05:31.63890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21T20:41:27.562554175</dc:date>
    <meta:editing-duration>P2DT21H14M45S</meta:editing-duration>
    <meta:editing-cycles>52</meta:editing-cycles>
    <meta:generator>LibreOffice/7.0.6.2$Linux_X86_64 LibreOffice_project/00$Build-2</meta:generator>
    <meta:document-statistic meta:table-count="10" meta:cell-count="920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1114">
                <text:p>0.361114</text:p>
                <draw:g>
                  <svg:desc>'20.10.21'.N18:'20.10.21'.N23</svg:desc>
                </draw:g>
              </table:table-cell>
              <table:table-cell office:value-type="float" office:value="0.278757">
                <text:p>0.278757</text:p>
                <draw:g>
                  <svg:desc>'20.10.21'.H18:'20.10.21'.H23</svg:desc>
                </draw:g>
              </table:table-cell>
              <table:table-cell office:value-type="float" office:value="0.354024">
                <text:p>0.354024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3822">
                <text:p>0.353822</text:p>
              </table:table-cell>
              <table:table-cell office:value-type="float" office:value="0.280698">
                <text:p>0.280698</text:p>
              </table:table-cell>
              <table:table-cell office:value-type="float" office:value="0.352394">
                <text:p>0.352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5475">
                <text:p>0.335475</text:p>
              </table:table-cell>
              <table:table-cell office:value-type="float" office:value="0.283764">
                <text:p>0.283764</text:p>
              </table:table-cell>
              <table:table-cell office:value-type="float" office:value="0.328822">
                <text:p>0.328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176">
                <text:p>0.32176</text:p>
              </table:table-cell>
              <table:table-cell office:value-type="float" office:value="0.296577">
                <text:p>0.296577</text:p>
              </table:table-cell>
              <table:table-cell office:value-type="float" office:value="0.318399">
                <text:p>0.31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64">
                <text:p>0.68064</text:p>
              </table:table-cell>
              <table:table-cell office:value-type="float" office:value="0.32307">
                <text:p>0.32307</text:p>
              </table:table-cell>
              <table:table-cell office:value-type="float" office:value="0.36353">
                <text:p>0.36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0186">
                <text:p>0.380186</text:p>
              </table:table-cell>
              <table:table-cell office:value-type="float" office:value="0.317174">
                <text:p>0.317174</text:p>
              </table:table-cell>
              <table:table-cell office:value-type="float" office:value="0.349891">
                <text:p>0.3498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8cm" svg:y="0.317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4024">
                <text:p>1.044024</text:p>
                <draw:g>
                  <svg:desc>'20.10.21'.N25:'20.10.21'.N30</svg:desc>
                </draw:g>
              </table:table-cell>
              <table:table-cell office:value-type="float" office:value="0.603017">
                <text:p>0.603017</text:p>
                <draw:g>
                  <svg:desc>'20.10.21'.H25:'20.10.21'.H30</svg:desc>
                </draw:g>
              </table:table-cell>
              <table:table-cell office:value-type="float" office:value="0.786387">
                <text:p>0.786387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4012">
                <text:p>1.044012</text:p>
              </table:table-cell>
              <table:table-cell office:value-type="float" office:value="0.633829">
                <text:p>0.633829</text:p>
              </table:table-cell>
              <table:table-cell office:value-type="float" office:value="0.785924">
                <text:p>0.78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0426">
                <text:p>1.110426</text:p>
              </table:table-cell>
              <table:table-cell office:value-type="float" office:value="0.637532">
                <text:p>0.637532</text:p>
              </table:table-cell>
              <table:table-cell office:value-type="float" office:value="0.726731">
                <text:p>0.726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6602">
                <text:p>0.976602</text:p>
              </table:table-cell>
              <table:table-cell office:value-type="float" office:value="0.603458">
                <text:p>0.603458</text:p>
              </table:table-cell>
              <table:table-cell office:value-type="float" office:value="0.714462">
                <text:p>0.714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6503">
                <text:p>1.176503</text:p>
              </table:table-cell>
              <table:table-cell office:value-type="float" office:value="0.659579">
                <text:p>0.659579</text:p>
              </table:table-cell>
              <table:table-cell office:value-type="float" office:value="0.688473">
                <text:p>0.688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2212">
                <text:p>1.022212</text:p>
              </table:table-cell>
              <table:table-cell office:value-type="float" office:value="0.668872">
                <text:p>0.668872</text:p>
              </table:table-cell>
              <table:table-cell office:value-type="float" office:value="0.734347">
                <text:p>0.734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7 '20.10.21'.H32:'20.10.21'.H37 '20.10.21'.K32:'20.10.21'.K37" chart:data-source-has-labels="row" svg:x="1.331cm" svg:y="2.921cm" svg:width="14.349cm" svg:height="4.918cm">
          <chart:coordinate-region svg:x="2.058cm" svg:y="3.12cm" svg:width="13.622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7" loext:label-string="total_time" chart:class="chart:bar">
            <chart:data-point chart:repeated="6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3764">
                <text:p>1.903764</text:p>
                <draw:g>
                  <svg:desc>'20.10.21'.N32:'20.10.21'.N37</svg:desc>
                </draw:g>
              </table:table-cell>
              <table:table-cell office:value-type="float" office:value="1.333406">
                <text:p>1.333406</text:p>
                <draw:g>
                  <svg:desc>'20.10.21'.H32:'20.10.21'.H37</svg:desc>
                </draw:g>
              </table:table-cell>
              <table:table-cell office:value-type="float" office:value="1.58732">
                <text:p>1.58732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931">
                <text:p>2.153931</text:p>
              </table:table-cell>
              <table:table-cell office:value-type="float" office:value="1.358444">
                <text:p>1.358444</text:p>
              </table:table-cell>
              <table:table-cell office:value-type="float" office:value="1.642282">
                <text:p>1.64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4194">
                <text:p>2.374194</text:p>
              </table:table-cell>
              <table:table-cell office:value-type="float" office:value="1.404304">
                <text:p>1.404304</text:p>
              </table:table-cell>
              <table:table-cell office:value-type="float" office:value="1.638619">
                <text:p>1.63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7724">
                <text:p>2.267724</text:p>
              </table:table-cell>
              <table:table-cell office:value-type="float" office:value="1.462163">
                <text:p>1.462163</text:p>
              </table:table-cell>
              <table:table-cell office:value-type="float" office:value="1.677466">
                <text:p>1.67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9">
                <text:p>2.101849</text:p>
              </table:table-cell>
              <table:table-cell office:value-type="float" office:value="1.570388">
                <text:p>1.570388</text:p>
              </table:table-cell>
              <table:table-cell office:value-type="float" office:value="1.613774">
                <text:p>1.61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9646">
                <text:p>2.709646</text:p>
              </table:table-cell>
              <table:table-cell office:value-type="float" office:value="1.56223">
                <text:p>1.56223</text:p>
              </table:table-cell>
              <table:table-cell office:value-type="float" office:value="2.312697">
                <text:p>2.3126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44">
                <text:p>4.124944</text:p>
                <draw:g>
                  <svg:desc>'20.10.21'.N39:'20.10.21'.N44</svg:desc>
                </draw:g>
              </table:table-cell>
              <table:table-cell office:value-type="float" office:value="2.934029">
                <text:p>2.934029</text:p>
                <draw:g>
                  <svg:desc>'20.10.21'.H39:'20.10.21'.H44</svg:desc>
                </draw:g>
              </table:table-cell>
              <table:table-cell office:value-type="float" office:value="4.124921">
                <text:p>4.12492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7002">
                <text:p>5.217002</text:p>
              </table:table-cell>
              <table:table-cell office:value-type="float" office:value="3.06711">
                <text:p>3.06711</text:p>
              </table:table-cell>
              <table:table-cell office:value-type="float" office:value="4.578979">
                <text:p>4.57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60996">
                <text:p>5.560996</text:p>
              </table:table-cell>
              <table:table-cell office:value-type="float" office:value="3.047704">
                <text:p>3.047704</text:p>
              </table:table-cell>
              <table:table-cell office:value-type="float" office:value="3.612486">
                <text:p>3.61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7795">
                <text:p>4.847795</text:p>
              </table:table-cell>
              <table:table-cell office:value-type="float" office:value="3.297655">
                <text:p>3.297655</text:p>
              </table:table-cell>
              <table:table-cell office:value-type="float" office:value="4.569882">
                <text:p>4.56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69421">
                <text:p>5.169421</text:p>
              </table:table-cell>
              <table:table-cell office:value-type="float" office:value="3.25309">
                <text:p>3.25309</text:p>
              </table:table-cell>
              <table:table-cell office:value-type="float" office:value="4.818621">
                <text:p>4.81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4253">
                <text:p>5.744253</text:p>
              </table:table-cell>
              <table:table-cell office:value-type="float" office:value="3.188337">
                <text:p>3.188337</text:p>
              </table:table-cell>
              <table:table-cell office:value-type="float" office:value="5.368897">
                <text:p>5.3688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6193">
                <text:p>5.956193</text:p>
                <draw:g>
                  <svg:desc>'20.10.21'.N46:'20.10.21'.N51</svg:desc>
                </draw:g>
              </table:table-cell>
              <table:table-cell office:value-type="float" office:value="3.923954">
                <text:p>3.923954</text:p>
                <draw:g>
                  <svg:desc>'20.10.21'.H46:'20.10.21'.H51</svg:desc>
                </draw:g>
              </table:table-cell>
              <table:table-cell office:value-type="float" office:value="4.942445">
                <text:p>4.942445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78069">
                <text:p>7.778069</text:p>
              </table:table-cell>
              <table:table-cell office:value-type="float" office:value="4.060575">
                <text:p>4.060575</text:p>
              </table:table-cell>
              <table:table-cell office:value-type="float" office:value="7.778045">
                <text:p>7.778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49331">
                <text:p>6.549331</text:p>
              </table:table-cell>
              <table:table-cell office:value-type="float" office:value="4.035011">
                <text:p>4.035011</text:p>
              </table:table-cell>
              <table:table-cell office:value-type="float" office:value="5.504132">
                <text:p>5.50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0206">
                <text:p>6.940206</text:p>
              </table:table-cell>
              <table:table-cell office:value-type="float" office:value="4.284743">
                <text:p>4.284743</text:p>
              </table:table-cell>
              <table:table-cell office:value-type="float" office:value="6.029948">
                <text:p>6.02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24334">
                <text:p>5.524334</text:p>
              </table:table-cell>
              <table:table-cell office:value-type="float" office:value="4.228237">
                <text:p>4.228237</text:p>
              </table:table-cell>
              <table:table-cell office:value-type="float" office:value="5.308639">
                <text:p>5.308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505">
                <text:p>6.022505</text:p>
              </table:table-cell>
              <table:table-cell office:value-type="float" office:value="4.287643">
                <text:p>4.287643</text:p>
              </table:table-cell>
              <table:table-cell office:value-type="float" office:value="5.547182">
                <text:p>5.547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